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41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35.45mm"/>
    </style:style>
    <style:style style:name="co4" style:family="table-column">
      <style:table-column-properties fo:break-before="auto" style:column-width="225.16mm"/>
    </style:style>
    <style:style style:name="co5" style:family="table-column">
      <style:table-column-properties fo:break-before="auto" style:column-width="89.43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22.2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tru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18"/>
        <table:table-column table:style-name="co5" table:default-cell-style-name="ce18"/>
        <table:table-column table:style-name="co6" table:default-cell-style-name="ce21"/>
        <table:table-column table:style-name="co7" table:number-columns-repeated="1017" table:default-cell-style-name="ce7"/>
        <table:table-column table:style-name="co7" table:default-cell-style-name="ce12"/>
        <table:table-row table:style-name="ro1">
          <table:table-cell table:style-name="ce1" office:value-type="string" calcext:value-type="string">
            <text:p>Hash</text:p>
          </table:table-cell>
          <table:table-cell table:style-name="ce8" office:value-type="string" calcext:value-type="string">
            <text:p>Hashcat Mode</text:p>
          </table:table-cell>
          <table:table-cell table:style-name="ce8" office:value-type="string" calcext:value-type="string">
            <text:p>JTR Format</text:p>
          </table:table-cell>
          <table:table-cell table:style-name="ce8" office:value-type="string" calcext:value-type="string">
            <text:p>Example Hash</text:p>
          </table:table-cell>
          <table:table-cell table:style-name="ce8" office:value-type="string" calcext:value-type="string">
            <text:p>Resources</text:p>
          </table:table-cell>
          <table:table-cell table:style-name="ce19" office:value-type="string" calcext:value-type="string">
            <text:p>Notes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2" office:value-type="string" calcext:value-type="string">
            <text:p>1Password(Agile Keychain)</text:p>
          </table:table-cell>
          <table:table-cell table:style-name="ce9" office:value-type="float" office:value="6600" calcext:value-type="float">
            <text:p>6600</text:p>
          </table:table-cell>
          <table:table-cell table:style-name="ce2"/>
          <table:table-cell table:style-name="ce11" office:value-type="string" calcext:value-type="string">
            <text:p>1000:9e55bd14cb90f5e1:99a89704bc67d6921ab393ca46ee7973e0d5227938a6d669cdc920ad7ae857eb4163dcccf6770190f80d3478c62904827c59d5c97f2a0f16ea9f3aee6992d921b0244617e309a8283c91a21c524561923658dee0d4d304465bac5f766ef26b02534e44a7d1506088f95f9610dbfaf1ace6cf4368921a28367415e7d76938faf3d7a27750eaf74c1855a671ad7b2e4fdb30734022c37565ec8e30681db367ad8be49ce3927232ccd8e0d8a4e726acf88fa8dedf32c24ba771a3f5eb2aae13180ca4c29e2b7fccec4bc4e4d32eb01c6b12405a5a2b8d3aea44d7745be76bec9068ec2dd13d227b3bdb4962143dfc74496e00e228465b6f214428243b3fca652c3f8661915fcae0a5db919f87f9e9202ae7e0a4080849dc5003d7618585746ec637dd9d17cb97be9f2eb550fd539d51ae4a6d07c63903c83c780bb8520ba6462bae6f1dec54fee0707e82345b39c46befd3eefe0c33e30adb13cafe7dc4f18b53bee60dccf92c80cfae1671f9e3c6b0cf0ed278bfbdbd69ee910130554d8348287c9372e0f437194018355f71b5236114f03b7a58036b85ac8f089b7eaa72ab8997c9e26c40a095014b64d5c3b9221e59f5b9e7dd1d730420875b73a6ad841f68c2004e5622400905000c977edb625d54c6a42cecfc9009bb4489ebb4d1e339e0d014a972364e378441c761aad8c8929f753917b9a1e1a316831cb9d6ba92354a47202b78ab2f42f2c99284c12d3e212ebf8ea8ec683aeb62c0e5d588cca9cc08aac3ead97831bfa1f698dac9f857e8cdd9ec4b15cffb5900f2f951c657f831689ac6199033b13cecf4b29d84fb06f422acd3db566d7ec6b664325c4331ff35963553c26e94af6eb5b36fe79f14bf3a30f4964ded7991ef5d859ebbb0e98c821b21f9620fca9086f9b3b2a7ad8360c4a635c481f1ef4990f7f0ec4fde37723b4639ee633bdb32be6bf31298a4574381d95831d65b3e8e6352b1207a684401a0f3fcff65e0ed1e6ec714c07526896468daeb056cbe49d82b87092e53ac40cfba049983ce8923bed2de773d15a5e87a88041f72c34d8c0436f95368ec73abfdd1d21897f649e1de9e7198e9db342c93b3b8b0d3af6c4867d63fed394674e5b02c92b7698d5457d2cca773abaad69c4a0a36e468a40d14b8bd73fa1d9074c8881158e10e4243045ab254775bda1e7e89a68005d91bb67044ed407f221d1028d034aedcfea3b527725607bd5c3f880557cfc6c2c0bb3361ae131261b8a5ebf3b53521fdd731ec2413c61bc78a1ab7f78057abd1c5459250fba0e0d57c1f4ebd3e1871ce0f5bfd44d2790d946936eef03e14e81f33f5484eec0a76910c253bf2777232be1a3593678f27225b035999d9ffb675685457b48928db1f1be6c3f206ad2efc764f8ba77a38b439f1e28318a1b077fe0c9e36fa6ed0df0f052d9aadd56b1514b5d01a44161fcea20f6326fab1ee3d7f79</text:p>
          </table:table-cell>
          <table:table-cell table:style-name="ce9" office:value-type="string" calcext:value-type="string">
            <text:p>http://hashcat.net/forum/thread-2238.html</text:p>
          </table:table-cell>
          <table:table-cell table:style-name="ce20" office:value-type="string" calcext:value-type="string">
            <text:p>correct regex?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2" office:value-type="string" calcext:value-type="string">
            <text:p>1Password(Cloud Keychain)</text:p>
          </table:table-cell>
          <table:table-cell table:style-name="ce9" office:value-type="float" office:value="8200" calcext:value-type="float">
            <text:p>8200</text:p>
          </table:table-cell>
          <table:table-cell table:style-name="ce2"/>
          <table:table-cell table:style-name="ce11" office:value-type="string" calcext:value-type="string">
            <text:p>92407e964bb9a368e86bcd52273e3f6b86181ab1204a9ed709bbe97667e7f67c:c1b981dd8e36340daf420badbfe38ca9:40000:991a0942a91889409a70b6622caf779a00ba472617477883394141bd6e23e38d8e2f5a69f5b30aa9dc28ebf6ecedcb679224e29af1123889a947576806536b831cc1d159a6d9135194671719adf86324ce6c6cbc64069c4210e748dde5400f7da738016a6b3c35c843f740008b0282581b52ea91d46a9600bfa8b79270d1ce8e4326f9fc9afa97082096eaf0ce1270eb030f53e98e3654d6fd38a313777b182051d95d582f67675628202dab60f120d4146250fa9ade4d0112aa873b5eb56425380e7b1220f6284ed1fa7d913a595aedfc0159ba2c95719d3c33646372098dc49037018885ed5d79e3479fee47fbe69076ea94852672f04f10e63fe3f53366fd61f7afd41831150cf24a49e837d72d656a1906943117252ab1f3889261ce09c3d832a4d583cfc82a049cee99cf62d4ec</text:p>
          </table:table-cell>
          <table:table-cell table:style-name="ce9" office:value-type="string" calcext:value-type="string">
            <text:p>http://hashcat.net/forum/thread-2238.html</text:p>
          </table:table-cell>
          <table:table-cell table:style-name="ce20" office:value-type="string" calcext:value-type="string">
            <text:p>correct regex?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3" office:value-type="string" calcext:value-type="string">
            <text:p>Adler-32</text:p>
          </table:table-cell>
          <table:table-cell table:style-name="ce10" table:number-columns-repeated="2"/>
          <table:table-cell table:style-name="ce11" office:value-type="string" calcext:value-type="string">
            <text:p>08950272</text:p>
          </table:table-cell>
          <table:table-cell table:style-name="ce11" office:value-type="string" calcext:value-type="string">
            <text:p>https://en.wikipedia.org/wiki/Adler-32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AIX(smd5)</text:p>
          </table:table-cell>
          <table:table-cell table:style-name="ce11" office:value-type="float" office:value="6300" calcext:value-type="float">
            <text:p>6300</text:p>
          </table:table-cell>
          <table:table-cell table:style-name="ce11" office:value-type="string" calcext:value-type="string">
            <text:p>aix-smd5</text:p>
          </table:table-cell>
          <table:table-cell table:style-name="ce11" office:value-type="string" calcext:value-type="string">
            <text:p>{smd5}01234567$yOImZPvBC8dg1HjGYfH7j.</text:p>
          </table:table-cell>
          <table:table-cell table:style-name="ce11" office:value-type="string" calcext:value-type="string">
            <text:p>http://hashcat.net/forum/thread-2247-post-13532.html#pid13532</text:p>
          </table:table-cell>
          <table:table-cell table:style-name="ce20" office:value-type="string" calcext:value-type="string">
            <text:p>correct regex?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AIX(ssha1)</text:p>
          </table:table-cell>
          <table:table-cell table:style-name="ce11" office:value-type="float" office:value="6700" calcext:value-type="float">
            <text:p>6700</text:p>
          </table:table-cell>
          <table:table-cell table:style-name="ce11" office:value-type="string" calcext:value-type="string">
            <text:p>aix-ssha1</text:p>
          </table:table-cell>
          <table:table-cell table:style-name="ce11" office:value-type="string" calcext:value-type="string">
            <text:p>{ssha1}06$0XBHm9SZpIYoMh4O$mYuhpJ405Vx4az8zelu4AaCZ.Ew</text:p>
          </table:table-cell>
          <table:table-cell table:style-name="ce11" office:value-type="string" calcext:value-type="string">
            <text:p>http://hashcat.net/forum/thread-2247-post-13532.html#pid13532</text:p>
          </table:table-cell>
          <table:table-cell table:style-name="ce20" office:value-type="string" calcext:value-type="string">
            <text:p>correct regex?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AIX(ssha256)</text:p>
          </table:table-cell>
          <table:table-cell table:style-name="ce11" office:value-type="float" office:value="6400" calcext:value-type="float">
            <text:p>6400</text:p>
          </table:table-cell>
          <table:table-cell table:style-name="ce11" office:value-type="string" calcext:value-type="string">
            <text:p>aix-ssha256</text:p>
          </table:table-cell>
          <table:table-cell table:style-name="ce11" office:value-type="string" calcext:value-type="string">
            <text:p>{ssha256}06$Rtyh5TThkOJILkUU$s.CmqkoEIasFVCrEQ2zqs5Xj3EbE4IniMaq52CK5.cs</text:p>
          </table:table-cell>
          <table:table-cell table:style-name="ce11" office:value-type="string" calcext:value-type="string">
            <text:p>http://hashcat.net/forum/thread-2247-post-13532.html#pid13532</text:p>
          </table:table-cell>
          <table:table-cell table:style-name="ce20" office:value-type="string" calcext:value-type="string">
            <text:p>correct regex?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AIX(ssha512)</text:p>
          </table:table-cell>
          <table:table-cell table:style-name="ce11" office:value-type="float" office:value="6500" calcext:value-type="float">
            <text:p>6500</text:p>
          </table:table-cell>
          <table:table-cell table:style-name="ce11" office:value-type="string" calcext:value-type="string">
            <text:p>aix-ssha512</text:p>
          </table:table-cell>
          <table:table-cell table:style-name="ce11" office:value-type="string" calcext:value-type="string">
            <text:p>{ssha512}06$BNlRyJFIRwc5fbdl$nHi24Li3fLfxEnEf2lnh9uJbsxM9iAPSIZDOr7fqBcQmK7yswabvzWbnmJ8lFfNMfWeB/GIZUcU1yHMIfDIQ..</text:p>
          </table:table-cell>
          <table:table-cell table:style-name="ce11" office:value-type="string" calcext:value-type="string">
            <text:p>http://hashcat.net/forum/thread-2247-post-13532.html#pid13532</text:p>
          </table:table-cell>
          <table:table-cell table:style-name="ce20" office:value-type="string" calcext:value-type="string">
            <text:p>correct regex?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2" office:value-type="string" calcext:value-type="string">
            <text:p>Android FDE ≤ 4.3</text:p>
          </table:table-cell>
          <table:table-cell table:style-name="ce9" office:value-type="float" office:value="8800" calcext:value-type="float">
            <text:p>8800</text:p>
          </table:table-cell>
          <table:table-cell table:style-name="ce2" office:value-type="string" calcext:value-type="string">
            <text:p>fde</text:p>
          </table:table-cell>
          <table:table-cell table:style-name="ce9" office:value-type="string" calcext:value-type="string">
            <text:p>$fde$16$ca56e82e7b5a9c2fc1e3b5a7d671c2f9$16$7c124af19ac913be0fc137b75a34b20d$eac806ae7277c8d48243d52a8644fa57a817317bd3457f94dca727964cbc27c88296954f289597a9de3314a4e9d9f28dce70cf9ce3e1c3c0c6fc041687a0ad3cb333d4449bc9da8fcc7d5f85948a7ac3bc6d34f505e9d0d91da4396e35840bde3465ad11c5086c89ee6db68d65e47a2e5413f272caa01e02224e5ff3dc3bed3953a702e85e964e562e62f5c97a2df6c47547bfb5aeeb329ff8f9c9666724d399043fe970c8b282b45e93d008333f3b4edd5eb147bd023ed18ac1f9f75a6cd33444b507694c64e1e98a964b48c0a77276e9930250d01801813c235169a7b1952891c63ce0d462abc688bd96c0337174695a957858b4c9fd277d04abe8a0c2c5def4b352ba29410f8dbec91bcb2ca2b8faf26d44f02340b3373bc94e7487ce014e6adfbf7edfdd2057225f8aeb324c9d1be877c6ae4211ae387e07bf2a056984d2ed2815149b3e9cf9fbfae852f7dd5906c2b86e7910c0d7755ef5bcc39f0e135bf546c839693dc4af3e50b8382c7c8c754d4ee218fa85d70ee0a5707a9f827209a7ddb6c2fb9431a61c9775112cc88aa2a34f97c2f53dfce082aa0758917269a5fc30049ceab67d3efd721fee021ffca979f839b4f052e27f5c382c0dd5c02fd39fbc9b26e04bf9e051d1923eff9a7cde3244902bb8538b1b9f11631def5aad7c21d2113bcdc989b771ff6bf220f94354034dd417510117b55a669e969fc3bc6c5dcd4741b8313bf7d999dc94d4949f27eec0cd06f906c17a80d09f583a5dd601854832673b78d125a2c5ad0352932be7b93c611fee8c6049670442d8c532674f3d21d45d3d009211d2a9e6568252ac4682982172cb43e7c6b05e85851787ad90e25b77cce3f7968d455f92653a1d3790bc50e5f6e1f743ac47275ffa8e81bbe832a8d7d78d5d5a7c73f95703aebb355849ae566492093bd9cb51070f39c69bb4e22b99cc0e60e96d048385bb69f1c44a3b79547fbc19a873a632f43f05fa2d8a6f9155e59d153e2851b739c42444018b8c4e09a93be43570834667d0b5a5d2a53b1572dab3e750b3f9e641e303559bace06612fbd451a5e822201442828e79168c567a85d8c024cd8ce32bf650105b1af98cc5428675f4f4bbede37a0ef98d1533a8a6dcb27d87a2b799f18706f4677edaa0411becac4c591ede83993aedba660d1dd67f6c4a5c141ad3e6e0c77730cb0ecbf4f4bd8ef6067e05ca3bc563d9e1554a893fea0050bdd1733c883f533f87eac39cceee0ccf817fc1f19bcfdd13e9f241b89bfb149b509e9a0747658438536b6705514cc6d6bb3c64c903e4710435d8bebc35297d1ebbdff8074b203f37d1910d8b4637e4d3dab997f4aa378a7a67c79e698a11e83d0d7e759d0e7969c4f5408168b282fe28d3279ec1d4cc6f85a0f8e5d01f21c7508a69773c44167ff8d467d0801f9ec54f9ee2496d4e7e470214abc1ca11355bb18cd23273aac6b05b47f9e301b42b137a2455758c24e2716dcd2e55bbeb780f592e664e7392bf6eccb80959f24c8800816c84f2575e82e1f3559c33a5be7a3a0c843c2989f486b113d5eeada007caf6b5a0f6d71e2f5c09a4def57c7057168051868317a9ec790d570d76a0d21a45ad951c475db5a66101475871147c5a5907ec4e6b14128ed6695bb73c1c97952e96826eeb6003aa13462093e4afc209627241f03b0247e110fbab983640423b7cdf112e01579fed68c80ac7df7449d9d2114b9ae5539c03c2037be45c5f74e7357b25c6a24b7bd503864437147e50d7ac4ccc4bbd0cabecdc6bac60a362285fe450e2c2d0a446578c8880dc957e6e8061e691b83eb8062d1aad476e0c7b25e4d5454f1288686eb525f37fe649637b235b7828366b0219a9c63d6ddbb696dc3585a2ebfbd5f5e4c170d6784ab9993e15142535e194d2bee3dc9477ef8b8e1b07605e0c04f49edf6d42be3a9dabbc592dde78ce8b7dd9684bfcf4ca2f5a44b1872abe18fb6fa67a79390f273a9d12f9269389629456d71b9e7ed3447462269a849ce83e1893f253c832537f850b1acce5b11d2ba6b7c2f99e8e7c8085f390c21f69e1ce4bbf85b4e1ad86c0d6706432766978076f4cada9ca6f28d395d9cc5e74b2a6b46eb9d1de79eeecff7dc97ec2a8d8870e3894e1e4e26ccb98dd2f88c0229bbd3152fa149f0cc132561f</text:p>
          </table:table-cell>
          <table:table-cell table:style-name="ce16" office:value-type="string" calcext:value-type="string">
            <text:p>http://hashcat.net/forum/thread-2270.html</text:p>
          </table:table-cell>
          <table:table-cell table:style-name="ce20" office:value-type="string" calcext:value-type="string">
            <text:p>correct regex?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Android PIN</text:p>
          </table:table-cell>
          <table:table-cell table:style-name="ce11" office:value-type="float" office:value="5800" calcext:value-type="float">
            <text:p>5800</text:p>
          </table:table-cell>
          <table:table-cell table:style-name="ce11"/>
          <table:table-cell table:style-name="ce11" office:value-type="string" calcext:value-type="string">
            <text:p>0223b799d526b596fe4ba5628b9e65068227e68e:f6d45822728ddb2c</text:p>
          </table:table-cell>
          <table:table-cell table:style-name="ce11" office:value-type="string" calcext:value-type="string">
            <text:p>http://hashcat.net/forum/thread-2202.html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Apache MD5</text:p>
          </table:table-cell>
          <table:table-cell table:style-name="ce11" office:value-type="float" office:value="1600" calcext:value-type="float">
            <text:p>1600</text:p>
          </table:table-cell>
          <table:table-cell table:style-name="ce11"/>
          <table:table-cell table:style-name="ce11" office:value-type="string" calcext:value-type="string">
            <text:p>$apr1$2apDSb1n$VBnEoNgWg47PB5hZyt8kr/</text:p>
          </table:table-cell>
          <table:table-cell table:style-name="ce11" office:value-type="string" calcext:value-type="string">
            <text:p>http://pythonhosted.org/passlib/lib/passlib.hash.apr_md5_crypt.html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bcrypt(SHA-256)</text:p>
          </table:table-cell>
          <table:table-cell table:style-name="ce10" table:number-columns-repeated="2"/>
          <table:table-cell table:style-name="ce11" office:value-type="string" calcext:value-type="string">
            <text:p>$bcrypt-sha256$2a,12$etprdT4l6EppsPWYBCjUP.$V0zQ4JShuLJLpQXWmc8zLa9XH7MzQwe</text:p>
          </table:table-cell>
          <table:table-cell table:style-name="ce11" office:value-type="string" calcext:value-type="string">
            <text:p>http://pythonhosted.org/passlib/lib/passlib.hash.bcrypt_sha256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BigCrypt</text:p>
          </table:table-cell>
          <table:table-cell table:style-name="ce12"/>
          <table:table-cell table:style-name="ce14" office:value-type="string" calcext:value-type="string">
            <text:p>bigcrypt</text:p>
          </table:table-cell>
          <table:table-cell table:style-name="ce16" office:value-type="string" calcext:value-type="string">
            <text:p>aqOVVs0V.cVbQ</text:p>
          </table:table-cell>
          <table:table-cell table:style-name="ce16" office:value-type="string" calcext:value-type="string">
            <text:p>https://pythonhosted.org/passlib/lib/passlib.hash.bigcrypt.html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Blowfish(OpenBSD)</text:p>
          </table:table-cell>
          <table:table-cell table:style-name="ce11" office:value-type="float" office:value="3200" calcext:value-type="float">
            <text:p>3200</text:p>
          </table:table-cell>
          <table:table-cell table:style-name="ce6" office:value-type="string" calcext:value-type="string">
            <text:p>bcrypt</text:p>
          </table:table-cell>
          <table:table-cell table:style-name="ce11" office:value-type="string" calcext:value-type="string">
            <text:p>$2a$12$GhvMmNVjRW29ulnudl.LbuAnUtN/LRfe1JsBm1Xu6LE3059z5Tr8m</text:p>
          </table:table-cell>
          <table:table-cell table:style-name="ce11" office:value-type="string" calcext:value-type="string">
            <text:p>http://pythonhosted.org/passlib/lib/passlib.hash.bcrypt.html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4" office:value-type="string" calcext:value-type="string">
            <text:p>BSDi Crypt</text:p>
          </table:table-cell>
          <table:table-cell table:style-name="ce10"/>
          <table:table-cell table:style-name="ce10" office:value-type="string" calcext:value-type="string">
            <text:p>bsdicrypt</text:p>
          </table:table-cell>
          <table:table-cell table:style-name="ce11" office:value-type="string" calcext:value-type="string">
            <text:p>_EQ0.jzhSVeUyoSqLupI</text:p>
          </table:table-cell>
          <table:table-cell table:style-name="ce11" office:value-type="string" calcext:value-type="string">
            <text:p>http://pythonhosted.org/passlib/lib/passlib.hash.bsdi_crypt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Cisco Type 4</text:p>
          </table:table-cell>
          <table:table-cell table:style-name="ce12"/>
          <table:table-cell table:style-name="ce2" office:value-type="string" calcext:value-type="string">
            <text:p>cisco4</text:p>
          </table:table-cell>
          <table:table-cell table:style-name="ce16" office:value-type="string" calcext:value-type="string">
            <text:p>$cisco4$jHSXiU.oQTuJ/lmrcyVL1on3EL4Jdd5J7S3y34QiQDQ</text:p>
          </table:table-cell>
          <table:table-cell table:style-name="ce16" office:value-type="string" calcext:value-type="string">
            <text:p>http://www.tobtu.com/cisco4tosha256.php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Cisco Type 8</text:p>
          </table:table-cell>
          <table:table-cell table:style-name="ce9" office:value-type="float" office:value="9200" calcext:value-type="float">
            <text:p>9200</text:p>
          </table:table-cell>
          <table:table-cell table:style-name="ce2" office:value-type="string" calcext:value-type="string">
            <text:p>cisco8</text:p>
          </table:table-cell>
          <table:table-cell table:style-name="ce11" office:value-type="string" calcext:value-type="string">
            <text:p>$8$BlV23O2yWA.Qrb$wGsPC6b6KxfjBHdq3RHQCEGrx27.cucxi9cmtyRKczQ</text:p>
          </table:table-cell>
          <table:table-cell table:style-name="ce16" office:value-type="string" calcext:value-type="string">
            <text:p>http://hashcat.net/forum/thread-3803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Cisco Type 9</text:p>
          </table:table-cell>
          <table:table-cell table:style-name="ce9" office:value-type="float" office:value="9300" calcext:value-type="float">
            <text:p>9300</text:p>
          </table:table-cell>
          <table:table-cell table:style-name="ce2" office:value-type="string" calcext:value-type="string">
            <text:p>cisco9</text:p>
          </table:table-cell>
          <table:table-cell table:style-name="ce11" office:value-type="string" calcext:value-type="string">
            <text:p>$9$2MJBozw/9R3UsU$2lFhcKvpghcyw8deP25GOfyZaagyUOGBymkryvOdfo6</text:p>
          </table:table-cell>
          <table:table-cell table:style-name="ce16" office:value-type="string" calcext:value-type="string">
            <text:p>http://hashcat.net/forum/thread-3803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Cisco VPN Client(PCF-File)</text:p>
          </table:table-cell>
          <table:table-cell table:style-name="ce10" table:number-columns-repeated="2"/>
          <table:table-cell table:style-name="ce11" office:value-type="string" calcext:value-type="string">
            <text:p>071B15CA6E98F1D339D9B25BE350DAAB9A1C5E0B6499850B610E631FCBFB79A91E4E8FDFF813E064DCECFE6A5233998DC58C9DB8099435DE</text:p>
          </table:table-cell>
          <table:table-cell table:style-name="ce9" office:value-type="string" calcext:value-type="string">
            <text:p>https://www.unix-ag.uni-kl.de/~massar/bin/cisco-decode/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Cisco-ASA(MD5)</text:p>
          </table:table-cell>
          <table:table-cell table:style-name="ce11" office:value-type="float" office:value="2410" calcext:value-type="float">
            <text:p>2410</text:p>
          </table:table-cell>
          <table:table-cell table:style-name="ce11" office:value-type="string" calcext:value-type="string">
            <text:p>asa-md5</text:p>
          </table:table-cell>
          <table:table-cell table:style-name="ce11" office:value-type="string" calcext:value-type="string">
            <text:p>.ewJz0Du3XKnFk/d:hashid</text:p>
          </table:table-cell>
          <table:table-cell table:style-name="ce11" office:value-type="string" calcext:value-type="string">
            <text:p>https://github.com/stekershaw/asa-password-encrypt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Cisco-IOS(MD5)</text:p>
          </table:table-cell>
          <table:table-cell table:style-name="ce11" office:value-type="float" office:value="500" calcext:value-type="float">
            <text:p>500</text:p>
          </table:table-cell>
          <table:table-cell table:style-name="ce6" office:value-type="string" calcext:value-type="string">
            <text:p>md5crypt</text:p>
          </table:table-cell>
          <table:table-cell table:style-name="ce11" office:value-type="string" calcext:value-type="string">
            <text:p>$1$28772684$iEwNOgGugqO9.bIz5sk8k/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Cisco-IOS(SHA-256)</text:p>
          </table:table-cell>
          <table:table-cell table:style-name="ce11" office:value-type="float" office:value="5700" calcext:value-type="float">
            <text:p>5700</text:p>
          </table:table-cell>
          <table:table-cell table:style-name="ce11"/>
          <table:table-cell table:style-name="ce11" office:value-type="string" calcext:value-type="string">
            <text:p>2btjjy78REtmYkkW0csHUbJZOstRXoWdX1mGrmmfeHI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Cisco-PIX(MD5)</text:p>
          </table:table-cell>
          <table:table-cell table:style-name="ce11" office:value-type="float" office:value="2400" calcext:value-type="float">
            <text:p>2400</text:p>
          </table:table-cell>
          <table:table-cell table:style-name="ce11" office:value-type="string" calcext:value-type="string">
            <text:p>pix-md5</text:p>
          </table:table-cell>
          <table:table-cell table:style-name="ce11" office:value-type="string" calcext:value-type="string">
            <text:p>Itn9sO/yhumXJ7Jv</text:p>
          </table:table-cell>
          <table:table-cell table:style-name="ce11" office:value-type="string" calcext:value-type="string">
            <text:p>https://pythonhosted.org/passlib/lib/passlib.hash.cisco_pix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Citrix Netscaler</text:p>
          </table:table-cell>
          <table:table-cell table:style-name="ce11" office:value-type="float" office:value="8100" calcext:value-type="float">
            <text:p>8100</text:p>
          </table:table-cell>
          <table:table-cell table:style-name="ce11" office:value-type="string" calcext:value-type="string">
            <text:p>citrix_ns10</text:p>
          </table:table-cell>
          <table:table-cell table:style-name="ce11" office:value-type="string" calcext:value-type="string">
            <text:p>14dfca1e6c0f5f3d96526c3ce70849992b7fad3e324cf6b0f</text:p>
          </table:table-cell>
          <table:table-cell table:style-name="ce11" office:value-type="string" calcext:value-type="string">
            <text:p>https://hashcat.net/trac/ticket/36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Clavister Secure Gateway</text:p>
          </table:table-cell>
          <table:table-cell table:style-name="ce10" table:number-columns-repeated="2"/>
          <table:table-cell table:style-name="ce11" office:value-type="string" calcext:value-type="string">
            <text:p>crypt1:fnd+8xl+U1E=:Wc30H8MPgAc=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3">
          <table:table-cell table:style-name="ce2" office:value-type="string" calcext:value-type="string">
            <text:p>CRAM-MD5</text:p>
          </table:table-cell>
          <table:table-cell table:style-name="ce13" office:value-type="float" office:value="10200" calcext:value-type="float">
            <text:p>10200</text:p>
          </table:table-cell>
          <table:table-cell table:style-name="ce12"/>
          <table:table-cell table:style-name="ce16" office:value-type="string" calcext:value-type="string">
            <text:p>$cram_md5$PG5vLXJlcGx5QGhhc2hjYXQubmV0Pg==$dXNlciA0NGVhZmQyMmZlNzY2NzBmNmIyODc5MDgxYTdmNWY3MQ==</text:p>
          </table:table-cell>
          <table:table-cell table:style-name="ce16" office:value-type="string" calcext:value-type="string">
            <text:p>https://github.com/magnumripper/JohnTheRipper/commit/a5edfee767274f3b84be60dfdaf36c3a9aedd61b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CRC-16</text:p>
          </table:table-cell>
          <table:table-cell table:style-name="ce10" table:number-columns-repeated="2"/>
          <table:table-cell table:style-name="ce11" office:value-type="string" calcext:value-type="string">
            <text:p>e268</text:p>
          </table:table-cell>
          <table:table-cell table:style-name="ce11" office:value-type="string" calcext:value-type="string">
            <text:p>https://en.wikipedia.org/wiki/Cyclic_redundancy_check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CRC-16-CCITT</text:p>
          </table:table-cell>
          <table:table-cell table:style-name="ce10" table:number-columns-repeated="2"/>
          <table:table-cell table:style-name="ce11" office:value-type="string" calcext:value-type="string">
            <text:p>d309</text:p>
          </table:table-cell>
          <table:table-cell table:style-name="ce11" office:value-type="string" calcext:value-type="string">
            <text:p>https://en.wikipedia.org/wiki/Cyclic_redundancy_check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CRC-24</text:p>
          </table:table-cell>
          <table:table-cell table:style-name="ce10" table:number-columns-repeated="2"/>
          <table:table-cell table:style-name="ce11" office:value-type="string" calcext:value-type="string">
            <text:p>1108c0</text:p>
          </table:table-cell>
          <table:table-cell table:style-name="ce16" office:value-type="string" calcext:value-type="string">
            <text:p>https://en.wikipedia.org/wiki/Cyclic_redundancy_check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CRC-32</text:p>
          </table:table-cell>
          <table:table-cell table:style-name="ce10"/>
          <table:table-cell table:style-name="ce10" office:value-type="string" calcext:value-type="string">
            <text:p>crc32</text:p>
          </table:table-cell>
          <table:table-cell table:style-name="ce11" office:value-type="string" calcext:value-type="string">
            <text:p>8423d781</text:p>
          </table:table-cell>
          <table:table-cell table:style-name="ce11" office:value-type="string" calcext:value-type="string">
            <text:p>https://en.wikipedia.org/wiki/Cyclic_redundancy_check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CRC-32B</text:p>
          </table:table-cell>
          <table:table-cell table:style-name="ce10" table:number-columns-repeated="2"/>
          <table:table-cell table:style-name="ce11" office:value-type="string" calcext:value-type="string">
            <text:p>3099922c</text:p>
          </table:table-cell>
          <table:table-cell table:style-name="ce11" office:value-type="string" calcext:value-type="string">
            <text:p>https://en.wikipedia.org/wiki/Cyclic_redundancy_check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CRC-64</text:p>
          </table:table-cell>
          <table:table-cell table:style-name="ce10" table:number-columns-repeated="2"/>
          <table:table-cell table:style-name="ce11" office:value-type="string" calcext:value-type="string">
            <text:p>07022f35f1bd9d09</text:p>
          </table:table-cell>
          <table:table-cell table:style-name="ce11" office:value-type="string" calcext:value-type="string">
            <text:p>https://en.wikipedia.org/wiki/Cyclic_redundancy_check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CRC-96(ZIP)</text:p>
          </table:table-cell>
          <table:table-cell table:style-name="ce10" table:number-columns-repeated="2"/>
          <table:table-cell table:style-name="ce11" office:value-type="string" calcext:value-type="string">
            <text:p>42ef4ac38d167254428e6d93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Crypt16</text:p>
          </table:table-cell>
          <table:table-cell table:style-name="ce10" table:number-columns-repeated="2"/>
          <table:table-cell table:style-name="ce11" office:value-type="string" calcext:value-type="string">
            <text:p>aaX/UmCcBrceQ0kQGGWKTbuE</text:p>
          </table:table-cell>
          <table:table-cell table:style-name="ce11" office:value-type="string" calcext:value-type="string">
            <text:p>http://pythonhosted.org/passlib/lib/passlib.hash.crypt16.html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CryptoCurrency(Adress)</text:p>
          </table:table-cell>
          <table:table-cell table:style-name="ce10" table:number-columns-repeated="2"/>
          <table:table-cell table:style-name="ce11" office:value-type="string" calcext:value-type="string">
            <text:p>1DmdmYMET7dnwg9x9eoKxW7xaeVsoNa8X9</text:p>
          </table:table-cell>
          <table:table-cell table:style-name="ce11" office:value-type="string" calcext:value-type="string">
            <text:p>https://en.wikipedia.org/wiki/Cryptocurrency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CryptoCurrency(PrivateKey)</text:p>
          </table:table-cell>
          <table:table-cell table:style-name="ce10" table:number-columns-repeated="2"/>
          <table:table-cell table:style-name="ce11" office:value-type="string" calcext:value-type="string">
            <text:p>5Jk1pUzwVUoRPxtihTnE4hA2MLfYbCXRdXxHqPx9qUboRYoUKJT</text:p>
          </table:table-cell>
          <table:table-cell table:style-name="ce11" office:value-type="string" calcext:value-type="string">
            <text:p>https://en.wikipedia.org/wiki/Cryptocurrency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string" calcext:value-type="string">
            <text:p>Dahua</text:p>
          </table:table-cell>
          <table:table-cell table:style-name="ce12"/>
          <table:table-cell table:style-name="ce14" office:value-type="string" calcext:value-type="string">
            <text:p>dahua</text:p>
          </table:table-cell>
          <table:table-cell table:style-name="ce16" office:value-type="string" calcext:value-type="string">
            <text:p>$dahua$mmAkfwg0</text:p>
          </table:table-cell>
          <table:table-cell table:style-name="ce16" office:value-type="string" calcext:value-type="string">
            <text:p>https://github.com/magnumripper/JohnTheRipper/blob/bleeding-jumbo/src/dahua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DES(Oracle)</text:p>
          </table:table-cell>
          <table:table-cell table:style-name="ce11" office:value-type="float" office:value="3100" calcext:value-type="float">
            <text:p>3100</text:p>
          </table:table-cell>
          <table:table-cell table:style-name="ce11"/>
          <table:table-cell table:style-name="ce11" office:value-type="string" calcext:value-type="string">
            <text:p>01E7789E37CB2C95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3">
          <table:table-cell table:style-name="ce5" office:value-type="string" calcext:value-type="string">
            <text:p>DES(Unix)</text:p>
          </table:table-cell>
          <table:table-cell table:style-name="ce11" office:value-type="float" office:value="1500" calcext:value-type="float">
            <text:p>1500</text:p>
          </table:table-cell>
          <table:table-cell table:style-name="ce6" office:value-type="string" calcext:value-type="string">
            <text:p>descrypt</text:p>
          </table:table-cell>
          <table:table-cell table:style-name="ce11" office:value-type="string" calcext:value-type="string">
            <text:p>G8n0KRCTGO8SY</text:p>
          </table:table-cell>
          <table:table-cell table:style-name="ce11" office:value-type="string" calcext:value-type="string">
            <text:p>http://pythonhosted.org/passlib/lib/passlib.hash.des_crypt.html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string" calcext:value-type="string">
            <text:p>Django(bcrypt-SHA256)</text:p>
          </table:table-cell>
          <table:table-cell table:style-name="ce14"/>
          <table:table-cell table:style-name="ce12"/>
          <table:table-cell table:style-name="ce16" office:value-type="string" calcext:value-type="string">
            <text:p>bcrypt_sha256$$2a$12$KQV0bIQYx798IUJmJFjm7.IKJoxrZSiAVKDLWCcLFBFF.gdcCVuz6</text:p>
          </table:table-cell>
          <table:table-cell table:style-name="ce16" office:value-type="string" calcext:value-type="string">
            <text:p>https://pythonhosted.org/passlib/lib/passlib.hash.django_std.html#passlib.hash.django_bcrypt_sha256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Django(bcrypt)</text:p>
          </table:table-cell>
          <table:table-cell table:style-name="ce14"/>
          <table:table-cell table:style-name="ce12"/>
          <table:table-cell table:style-name="ce11" office:value-type="string" calcext:value-type="string">
            <text:p>bcrypt$2a$05$LhayLxezLhK1LhWvKxCyLOj0j1u.Kj0jZ0pEmm134uzrQlFvQJLF6</text:p>
          </table:table-cell>
          <table:table-cell table:style-name="ce9" office:value-type="string" calcext:value-type="string">
            <text:p>https://pythonhosted.org/passlib/lib/passlib.hash.django_std.html#passlib.hash.django_bcrypt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Django(DES Crypt Wrapper)</text:p>
          </table:table-cell>
          <table:table-cell table:style-name="ce14"/>
          <table:table-cell table:style-name="ce12"/>
          <table:table-cell table:style-name="ce11" office:value-type="string" calcext:value-type="string">
            <text:p>crypt$cd1a4$cdlRbNJGImptk</text:p>
          </table:table-cell>
          <table:table-cell table:style-name="ce9" office:value-type="string" calcext:value-type="string">
            <text:p>https://pythonhosted.org/passlib/lib/passlib.hash.django_std.html#des-crypt-wrapper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Django(MD5)</text:p>
          </table:table-cell>
          <table:table-cell table:style-name="ce14"/>
          <table:table-cell table:style-name="ce12"/>
          <table:table-cell table:style-name="ce11" office:value-type="string" calcext:value-type="string">
            <text:p>md5$be7b1$4e9c5b51bd070727b0ed21956cb68de7</text:p>
          </table:table-cell>
          <table:table-cell table:style-name="ce9" office:value-type="string" calcext:value-type="string">
            <text:p>https://pythonhosted.org/passlib/lib/passlib.hash.django_std.html#passlib.hash.django_salted_md5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Django(PBKDF2-HMAC-SHA1)</text:p>
          </table:table-cell>
          <table:table-cell table:style-name="ce14"/>
          <table:table-cell table:style-name="ce12"/>
          <table:table-cell table:style-name="ce11" office:value-type="string" calcext:value-type="string">
            <text:p>pbkdf2_sha1$60000$VK7NMb1gBMQJ$5frCW3jgMceSkjJgNdAq4LxOg0s=</text:p>
          </table:table-cell>
          <table:table-cell table:style-name="ce9" office:value-type="string" calcext:value-type="string">
            <text:p>https://pythonhosted.org/passlib/lib/passlib.hash.django_std.html#passlib.hash.django_pbkdf2_sha1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Django(PBKDF2-HMAC-SHA256)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2" office:value-type="string" calcext:value-type="string">
            <text:p>django</text:p>
          </table:table-cell>
          <table:table-cell table:style-name="ce11" office:value-type="string" calcext:value-type="string">
            <text:p>pbkdf2_sha256$20000$bkDmbkYwG1GI$HRpcHvTQHSp+rWkgMRBxHHvse2j9Uv/SF4Gz0iTfPCM=</text:p>
          </table:table-cell>
          <table:table-cell table:style-name="ce9" office:value-type="string" calcext:value-type="string">
            <text:p>https://pythonhosted.org/passlib/lib/passlib.hash.django_std.html#passlib.hash.django_pbkdf2_sha256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Django(SHA-1)</text:p>
          </table:table-cell>
          <table:table-cell table:style-name="ce11" office:value-type="string" calcext:value-type="string">
            <text:p>124</text:p>
          </table:table-cell>
          <table:table-cell table:style-name="ce11"/>
          <table:table-cell table:style-name="ce11" office:value-type="string" calcext:value-type="string">
            <text:p>sha1$ocofvGKnXVlX$403c6b609e9a5621a614769d96b4ad29846ea31f</text:p>
          </table:table-cell>
          <table:table-cell table:style-name="ce11" office:value-type="string" calcext:value-type="string">
            <text:p>https://pythonhosted.org/passlib/lib/passlib.hash.django_std.html#passlib.hash.django_salted_sha1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Django(SHA-256)</text:p>
          </table:table-cell>
          <table:table-cell table:style-name="ce10" table:number-columns-repeated="2"/>
          <table:table-cell table:style-name="ce11" office:value-type="string" calcext:value-type="string">
            <text:p>sha256$12345678$9171fc5e7cd440fac61adc27cbebb78ff028a19a1abeaa041807a5ea936fbd94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2" office:value-type="string" calcext:value-type="string">
            <text:p>Django(SHA-384)</text:p>
          </table:table-cell>
          <table:table-cell table:style-name="ce10" table:number-columns-repeated="2"/>
          <table:table-cell table:style-name="ce11" office:value-type="string" calcext:value-type="string">
            <text:p>sha384$12345678$fe014d8b5dc1733a9727330fb8b4695f82c7e833382a27c513b258f46f29ababb9d9963ddaa13db306b2bbd1459b95e6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2" office:value-type="string" calcext:value-type="string">
            <text:p>DNSSEC(NSEC3)</text:p>
          </table:table-cell>
          <table:table-cell table:style-name="ce10" office:value-type="float" office:value="8300" calcext:value-type="float">
            <text:p>8300</text:p>
          </table:table-cell>
          <table:table-cell table:style-name="ce10"/>
          <table:table-cell table:style-name="ce11" office:value-type="string" calcext:value-type="string">
            <text:p>2rpoiv7tgpg21jm3qb3ifdj6kajk0g29:test.example.com:33164473:10</text:p>
          </table:table-cell>
          <table:table-cell table:style-name="ce11" office:value-type="string" calcext:value-type="string">
            <text:p>https://hashcat.net/trac/ticket/387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Domain Cached Credentials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office:value-type="string" calcext:value-type="string">
            <text:p>mscach</text:p>
          </table:table-cell>
          <table:table-cell table:style-name="ce11" office:value-type="string" calcext:value-type="string">
            <text:p>25fd08fa89795ed54207e6e8442a6ca0</text:p>
          </table:table-cell>
          <table:table-cell table:style-name="ce11" office:value-type="string" calcext:value-type="string">
            <text:p>https://pythonhosted.org/passlib/lib/passlib.hash.msdcc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Domain Cached Credentials v2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string" calcext:value-type="string">
            <text:p>mscach2</text:p>
          </table:table-cell>
          <table:table-cell table:style-name="ce11" office:value-type="string" calcext:value-type="string">
            <text:p>$DCC2$10240#hashid#4c253e4b65c007a8cd683ea57bc43c76</text:p>
          </table:table-cell>
          <table:table-cell table:style-name="ce11" office:value-type="string" calcext:value-type="string">
            <text:p>http://pythonhosted.org/passlib/lib/passlib.hash.msdcc2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Double MD5</text:p>
          </table:table-cell>
          <table:table-cell table:style-name="ce10" office:value-type="float" office:value="2600" calcext:value-type="float">
            <text:p>2600</text:p>
          </table:table-cell>
          <table:table-cell table:style-name="ce10"/>
          <table:table-cell table:style-name="ce11" office:value-type="string" calcext:value-type="string">
            <text:p>a936af92b0ae20b1ff6c3347a72e5fbe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2" office:value-type="string" calcext:value-type="string">
            <text:p>Double SHA1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/>
          <table:table-cell table:style-name="ce11" office:value-type="string" calcext:value-type="string">
            <text:p>3db9184f5da4e463832b086211af8d2314919951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Drupal &gt; v7.x</text:p>
          </table:table-cell>
          <table:table-cell table:style-name="ce11" office:value-type="float" office:value="7900" calcext:value-type="float">
            <text:p>7900</text:p>
          </table:table-cell>
          <table:table-cell table:style-name="ce11" office:value-type="string" calcext:value-type="string">
            <text:p>drupal7</text:p>
          </table:table-cell>
          <table:table-cell table:style-name="ce11" office:value-type="string" calcext:value-type="string">
            <text:p>$S$C12345678DZ5MRSrL1r2lsmcx47tViKr9s/gaIJN5ruRSS.X6BRk</text:p>
          </table:table-cell>
          <table:table-cell table:style-name="ce11" office:value-type="string" calcext:value-type="string">
            <text:p>https://hashcat.net/trac/ticket/326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Eggdrop IRC Bot</text:p>
          </table:table-cell>
          <table:table-cell table:style-name="ce10"/>
          <table:table-cell table:style-name="ce10" office:value-type="string" calcext:value-type="string">
            <text:p>bfegg</text:p>
          </table:table-cell>
          <table:table-cell table:style-name="ce11" office:value-type="string" calcext:value-type="string">
            <text:p>+3nynz1ThEqm.</text:p>
          </table:table-cell>
          <table:table-cell table:style-name="ce11" office:value-type="string" calcext:value-type="string">
            <text:p>https://github.com/magnumripper/JohnTheRipper/blob/bleeding-jumbo/src/BFEgg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ELF-32</text:p>
          </table:table-cell>
          <table:table-cell table:style-name="ce10" table:number-columns-repeated="2"/>
          <table:table-cell table:style-name="ce11" office:value-type="string" calcext:value-type="string">
            <text:p>00067894</text:p>
          </table:table-cell>
          <table:table-cell table:style-name="ce11" office:value-type="string" calcext:value-type="string">
            <text:p>https://en.wikipedia.org/wiki/Executable_and_Linkable_Format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EPi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epi</text:p>
          </table:table-cell>
          <table:table-cell table:style-name="ce11" office:value-type="string" calcext:value-type="string">
            <text:p>0x326C6D7B4E4F794B79474E36704F35723958397163735263516265456E31 0xAFC55E260B8F45C0C6512BCE776C1AD8312B56E6</text:p>
          </table:table-cell>
          <table:table-cell table:style-name="ce16" office:value-type="string" calcext:value-type="string">
            <text:p>http://hashcat.net/forum/thread-987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EPiServer 6.x &lt; v4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string" calcext:value-type="string">
            <text:p>episerver</text:p>
          </table:table-cell>
          <table:table-cell table:style-name="ce11" office:value-type="string" calcext:value-type="string">
            <text:p>$episerver$*0*bEtiVGhPNlZpcUN4a3ExTg==*utkfN0EOgljbv5FoZ6+AcZD5iLk</text:p>
          </table:table-cell>
          <table:table-cell table:style-name="ce16" office:value-type="string" calcext:value-type="string">
            <text:p>http://hashcat.net/forum/thread-987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EPiServer 6.x ≥ v4</text:p>
          </table:table-cell>
          <table:table-cell table:style-name="ce11" office:value-type="float" office:value="1441" calcext:value-type="float">
            <text:p>1441</text:p>
          </table:table-cell>
          <table:table-cell table:style-name="ce11" office:value-type="string" calcext:value-type="string">
            <text:p>episerver</text:p>
          </table:table-cell>
          <table:table-cell table:style-name="ce11" office:value-type="string" calcext:value-type="string">
            <text:p>$episerver$*1*MDEyMzQ1Njc4OWFiY2RlZg==*lRjiU46qHA7S6ZE7RfKUcYhB85ofArj1j7TrCtu3u6Y</text:p>
          </table:table-cell>
          <table:table-cell table:style-name="ce16" office:value-type="string" calcext:value-type="string">
            <text:p>http://hashcat.net/forum/thread-987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Fairly Secure Hashed Password</text:p>
          </table:table-cell>
          <table:table-cell table:style-name="ce10" table:number-columns-repeated="2"/>
          <table:table-cell table:style-name="ce11" office:value-type="string" calcext:value-type="string">
            <text:p>{FSHP1|16|16384}PtoqcGUetmVEy/uR8715TNqKa8+teMF9qZO1lA9lJNUm1EQBLPZ+qPRLeEPHqy6C</text:p>
          </table:table-cell>
          <table:table-cell table:style-name="ce11" office:value-type="string" calcext:value-type="string">
            <text:p>https://pythonhosted.org/passlib/lib/passlib.hash.fshp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FCS-16</text:p>
          </table:table-cell>
          <table:table-cell table:style-name="ce10" table:number-columns-repeated="2"/>
          <table:table-cell table:style-name="ce11" office:value-type="string" calcext:value-type="string">
            <text:p>a36b</text:p>
          </table:table-cell>
          <table:table-cell table:style-name="ce11" office:value-type="string" calcext:value-type="string">
            <text:p>https://en.wikipedia.org/wiki/Frame_check_sequence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FCS-32</text:p>
          </table:table-cell>
          <table:table-cell table:style-name="ce10" table:number-columns-repeated="2"/>
          <table:table-cell table:style-name="ce11" office:value-type="string" calcext:value-type="string">
            <text:p>11cd82ed</text:p>
          </table:table-cell>
          <table:table-cell table:style-name="ce11" office:value-type="string" calcext:value-type="string">
            <text:p>https://en.wikipedia.org/wiki/Frame_check_sequence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Fletcher-32</text:p>
          </table:table-cell>
          <table:table-cell table:style-name="ce10" table:number-columns-repeated="2"/>
          <table:table-cell table:style-name="ce11" office:value-type="string" calcext:value-type="string">
            <text:p>8a01d403</text:p>
          </table:table-cell>
          <table:table-cell table:style-name="ce11" office:value-type="string" calcext:value-type="string">
            <text:p>https://en.wikipedia.org/wiki/Fletcher%27s_checksum#Fletcher-32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FNV-132</text:p>
          </table:table-cell>
          <table:table-cell table:style-name="ce10" table:number-columns-repeated="2"/>
          <table:table-cell table:style-name="ce11" office:value-type="string" calcext:value-type="string">
            <text:p>4ab55bf6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FNV-164</text:p>
          </table:table-cell>
          <table:table-cell table:style-name="ce10" table:number-columns-repeated="2"/>
          <table:table-cell table:style-name="ce11" office:value-type="string" calcext:value-type="string">
            <text:p>8d0b972bd2e4ce16</text:p>
          </table:table-cell>
          <table:table-cell table:style-name="ce11" office:value-type="string" calcext:value-type="string">
            <text:p>http://www.isthe.com/chongo/tech/comp/fnv/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Fortigate(FortiOS)</text:p>
          </table:table-cell>
          <table:table-cell table:style-name="ce11" office:value-type="float" office:value="7000" calcext:value-type="float">
            <text:p>7000</text:p>
          </table:table-cell>
          <table:table-cell table:style-name="ce11" office:value-type="string" calcext:value-type="string">
            <text:p>fortigate</text:p>
          </table:table-cell>
          <table:table-cell table:style-name="ce11" office:value-type="string" calcext:value-type="string">
            <text:p>AK1AAECAwQFBgcICRARNGqgeC3is8gv2xWWRony9NJnDgEA</text:p>
          </table:table-cell>
          <table:table-cell table:style-name="ce16" office:value-type="string" calcext:value-type="string">
            <text:p>https://github.com/magnumripper/JohnTheRipper/blob/bleeding-jumbo/src/FGT_fmt_plug.c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FreeBSD MD5</text:p>
          </table:table-cell>
          <table:table-cell table:style-name="ce11" office:value-type="float" office:value="500" calcext:value-type="float">
            <text:p>500</text:p>
          </table:table-cell>
          <table:table-cell table:style-name="ce6" office:value-type="string" calcext:value-type="string">
            <text:p>md5crypt</text:p>
          </table:table-cell>
          <table:table-cell table:style-name="ce11" office:value-type="string" calcext:value-type="string">
            <text:p>$1$28772684$iEwNOgGugqO9.bIz5sk8k/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GHash-32-3</text:p>
          </table:table-cell>
          <table:table-cell table:style-name="ce10" table:number-columns-repeated="2"/>
          <table:table-cell table:style-name="ce11" office:value-type="string" calcext:value-type="string">
            <text:p>0001371a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GHash-32-5</text:p>
          </table:table-cell>
          <table:table-cell table:style-name="ce10" table:number-columns-repeated="2"/>
          <table:table-cell table:style-name="ce11" office:value-type="string" calcext:value-type="string">
            <text:p>0036deca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2" office:value-type="string" calcext:value-type="string">
            <text:p>GOST CryptoPro S-Box</text:p>
          </table:table-cell>
          <table:table-cell table:style-name="ce14"/>
          <table:table-cell table:style-name="ce2"/>
          <table:table-cell table:style-name="ce16" office:value-type="string" calcext:value-type="string">
            <text:p>152c92b3927adc73ec6e45b1a8410ffa8939d20b7a8f0a091d70d99e74d750c2</text:p>
          </table:table-cell>
          <table:table-cell table:style-name="ce16" office:value-type="string" calcext:value-type="string">
            <text:p>https://github.com/manuelm/php-src/commit/8ca43527e8b7e076779560f1472518bd1fe4d6ca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GOST R 34.11-94</text:p>
          </table:table-cell>
          <table:table-cell table:style-name="ce11" office:value-type="float" office:value="6900" calcext:value-type="float">
            <text:p>6900</text:p>
          </table:table-cell>
          <table:table-cell table:style-name="ce11" office:value-type="string" calcext:value-type="string">
            <text:p>gost</text:p>
          </table:table-cell>
          <table:table-cell table:style-name="ce11" office:value-type="string" calcext:value-type="string">
            <text:p>ce85b99cc46752fffee35cab9a7b0278abb4c2d2055cff685af4912c49490f8d</text:p>
          </table:table-cell>
          <table:table-cell table:style-name="ce11" office:value-type="string" calcext:value-type="string">
            <text:p>https://en.wikipedia.org/wiki/GOST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GRUB 2</text:p>
          </table:table-cell>
          <table:table-cell table:style-name="ce11" office:value-type="float" office:value="7200" calcext:value-type="float">
            <text:p>7200</text:p>
          </table:table-cell>
          <table:table-cell table:style-name="ce11"/>
          <table:table-cell table:style-name="ce11" office:value-type="string" calcext:value-type="string">
            <text:p>grub.pbkdf2.sha512.10000.7d391ef48645f626b427b1fae06a7219b5b54f4f02b2621f86b5e36e83ae492bd1db60871e45bc07925cecb46ff8ba3db31c723c0c6acbd4f06f60c5b246ecbf.26d59c52b50df90d043f070bd9cbcd92a74424da42b3666fdeb08f1a54b8f1d2f4f56cf436f9382419c26798dc2c209a86003982b1e5a9fcef905f4dfaa4c524</text:p>
          </table:table-cell>
          <table:table-cell table:style-name="ce9" office:value-type="string" calcext:value-type="string">
            <text:p>http://passlib.readthedocs.org/en/default/lib/passlib.hash.grub_pbkdf2_sha512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Half MD5</text:p>
          </table:table-cell>
          <table:table-cell table:style-name="ce11" office:value-type="float" office:value="5100" calcext:value-type="float">
            <text:p>5100</text:p>
          </table:table-cell>
          <table:table-cell table:style-name="ce11"/>
          <table:table-cell table:style-name="ce11" office:value-type="string" calcext:value-type="string">
            <text:p>8743b52063cd8409</text:p>
          </table:table-cell>
          <table:table-cell table:style-name="ce9" office:value-type="string" calcext:value-type="string">
            <text:p>https://hashcat.net/trac/ticket/6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HAS-160</text:p>
          </table:table-cell>
          <table:table-cell table:style-name="ce10" table:number-columns-repeated="2"/>
          <table:table-cell table:style-name="ce11" office:value-type="string" calcext:value-type="string">
            <text:p>6746df56b6210ed660ab01b8d8886a8237389bd5</text:p>
          </table:table-cell>
          <table:table-cell table:style-name="ce11" office:value-type="string" calcext:value-type="string">
            <text:p>https://en.wikipedia.org/wiki/HAS-160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Haval-128</text:p>
          </table:table-cell>
          <table:table-cell table:style-name="ce10"/>
          <table:table-cell table:style-name="ce10" office:value-type="string" calcext:value-type="string">
            <text:p>haval-128-4</text:p>
          </table:table-cell>
          <table:table-cell table:style-name="ce11" office:value-type="string" calcext:value-type="string">
            <text:p>c68f39913f901f3ddf44c707357a7d70</text:p>
          </table:table-cell>
          <table:table-cell table:style-name="ce11" office:value-type="string" calcext:value-type="string">
            <text:p>https://en.wikipedia.org/wiki/HAVA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Haval-160</text:p>
          </table:table-cell>
          <table:table-cell table:style-name="ce10" table:number-columns-repeated="2"/>
          <table:table-cell table:style-name="ce11" office:value-type="string" calcext:value-type="string">
            <text:p>d353c3ae22a25401d257643836d7231a9a95f953</text:p>
          </table:table-cell>
          <table:table-cell table:style-name="ce11" office:value-type="string" calcext:value-type="string">
            <text:p>https://en.wikipedia.org/wiki/HAVA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Haval-192</text:p>
          </table:table-cell>
          <table:table-cell table:style-name="ce10" table:number-columns-repeated="2"/>
          <table:table-cell table:style-name="ce11" office:value-type="string" calcext:value-type="string">
            <text:p>e9c48d7903eaf2a91c5b350151efcb175c0fc82de2289a4e</text:p>
          </table:table-cell>
          <table:table-cell table:style-name="ce11" office:value-type="string" calcext:value-type="string">
            <text:p>https://en.wikipedia.org/wiki/HAVA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Haval-224</text:p>
          </table:table-cell>
          <table:table-cell table:style-name="ce10" table:number-columns-repeated="2"/>
          <table:table-cell table:style-name="ce11" office:value-type="string" calcext:value-type="string">
            <text:p>c5aae9d47bffcaaf84a8c6e7ccacd60a0dd1932be7b1a192b9214b6d</text:p>
          </table:table-cell>
          <table:table-cell table:style-name="ce11" office:value-type="string" calcext:value-type="string">
            <text:p>https://en.wikipedia.org/wiki/HAVA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Haval-256</text:p>
          </table:table-cell>
          <table:table-cell table:style-name="ce10"/>
          <table:table-cell table:style-name="ce10" office:value-type="string" calcext:value-type="string">
            <text:p>haval-256-3</text:p>
          </table:table-cell>
          <table:table-cell table:style-name="ce11" office:value-type="string" calcext:value-type="string">
            <text:p>4f6938531f0bc8991f62da7bbd6f7de3fad44562b8c6f4ebf146d5b4e46f7c17</text:p>
          </table:table-cell>
          <table:table-cell table:style-name="ce11" office:value-type="string" calcext:value-type="string">
            <text:p>https://en.wikipedia.org/wiki/HAVA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hMailServer</text:p>
          </table:table-cell>
          <table:table-cell table:style-name="ce10" office:value-type="float" office:value="1421" calcext:value-type="float">
            <text:p>1421</text:p>
          </table:table-cell>
          <table:table-cell table:style-name="ce10" office:value-type="string" calcext:value-type="string">
            <text:p>hmailserver</text:p>
          </table:table-cell>
          <table:table-cell table:style-name="ce11" office:value-type="string" calcext:value-type="string">
            <text:p>cc06fa688a64cdeea43d3c0fb761fede7e3ccf00a9daea9c79f7d458e06f88327f16dd</text:p>
          </table:table-cell>
          <table:table-cell table:style-name="ce11" office:value-type="string" calcext:value-type="string">
            <text:p>http://www.hmailserver.com/forum/viewtopic.php?f=7&amp;t=16658&amp;start=0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6" office:value-type="string" calcext:value-type="string">
            <text:p>IKE-PSK MD5</text:p>
          </table:table-cell>
          <table:table-cell table:style-name="ce9" office:value-type="float" office:value="5300" calcext:value-type="float">
            <text:p>5300</text:p>
          </table:table-cell>
          <table:table-cell table:style-name="ce12"/>
          <table:table-cell table:style-name="ce11" office:value-type="string" calcext:value-type="string">
            <text:p>e957a6a0f53ce06a56e4d82e96bc925ffa3cf7b79f6500b667edad5a1d7bad4619efa734f75cca9c4222fbb169f71d4240aced349eb7126f35cf94772b4af373ddf9b3f1ab3a9ff8cd2705417dca7e36dd9026bd0d472459cea7ad245ce57e4bf7d36efdea2a782978c6161eae98f01eac1ee05578f8e524a0d7748c5a1ec2de:647c051436ee84b39a514fd5f2da24fd3bdbb245ef3ed05cb362c58916bbb2cb93a93e3ec33da27404b82125cfd354c0114a3d10dfca26fab139f91046f2ad996f6091ac7a729305272696ac1769991b81a30826e24cee586f3f383b5e035820e17d9715db433ac75f204f20153a12cf7ee4fa7d11b2823e424c26cb513eb26b:fb3678377967e4db:708993a01df48348:00000001000000010000009801010004030000240101000080010005800200028003000180040002800b0001000c000400007080030000240201000080010005800200018003000180040002800b0001000c000400007080030000240301000080010001800200028003000180040002800b0001000c000400007080000000240401000080010001800200018003000180040002800b0001000c000400007080:01110000c0a83965:19004c6aa04dba354599f0d6afbc866970d751e4:6074841c25c83a0c1abfa348fee2d133399595f2:19a3428d90eb5045363a58dc33f51941</text:p>
          </table:table-cell>
          <table:table-cell table:style-name="ce9" office:value-type="string" calcext:value-type="string">
            <text:p>https://hashcat.net/trac/ticket/5</text:p>
          </table:table-cell>
          <table:table-cell table:style-name="ce20" office:value-type="string" calcext:value-type="string">
            <text:p>correct regex?</text:p>
          </table:table-cell>
          <table:table-cell table:style-name="ce12" table:number-columns-repeated="1017"/>
          <table:table-cell/>
        </table:table-row>
        <table:table-row table:style-name="ro3">
          <table:table-cell table:style-name="ce6" office:value-type="string" calcext:value-type="string">
            <text:p>IKE-PSK SHA1</text:p>
          </table:table-cell>
          <table:table-cell table:style-name="ce9" office:value-type="float" office:value="5400" calcext:value-type="float">
            <text:p>5400</text:p>
          </table:table-cell>
          <table:table-cell table:style-name="ce12"/>
          <table:table-cell table:style-name="ce11" office:value-type="string" calcext:value-type="string">
            <text:p>7a1115b74a1b9d63de62627bdd029aa7a50df83ddbaba88c47d3e51833d21984fb463a2604ba0c82611a11edee7406e1826b2c70410d2797487d1220a4f716d7532fcd73e82b2fd6304f9af5dd1bc0a5dc1eb58bee978f95ffc8b6dc4401d4d2720978f4b0e69ae4dd96e61a1f23a347123aa242f893b33ac74fa234366dc56c:7e599b0168b56608f8a512b68bc7ea47726072ca8e66ecb8792a607f926afc2c3584850773d91644a3186da80414c5c336e07d95b891736f1e88eb05662bf17659781036fa03b869cb554d04689b53b401034e5ea061112066a89dcf8cbe3946e497feb8c5476152c2f8bc0bef4c2a05da51344370682ffb17ec664f8bc07855:419011bd5632fe07:169168a1ac421e4d:00000001000000010000009801010004030000240101000080010005800200028003000180040002800b0001000c000400007080030000240201000080010005800200018003000180040002800b0001000c000400007080030000240301000080010001800200028003000180040002800b0001000c000400007080000000240401000080010001800200018003000180040002800b0001000c000400007080:01110000c0a83965:ee4e517ba0f721798209d04dfcaf965758c4857e:48aada032ae2523815f4ec86758144fa98ad533c:e65f040dad4a628df43f3d1253f821110797a106</text:p>
          </table:table-cell>
          <table:table-cell table:style-name="ce9" office:value-type="string" calcext:value-type="string">
            <text:p>https://hashcat.net/trac/ticket/5</text:p>
          </table:table-cell>
          <table:table-cell table:style-name="ce20" office:value-type="string" calcext:value-type="string">
            <text:p>correct regex?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5" office:value-type="string" calcext:value-type="string">
            <text:p>IP.Board ≥ v2</text:p>
          </table:table-cell>
          <table:table-cell table:style-name="ce11" office:value-type="float" office:value="2811" calcext:value-type="float">
            <text:p>2811</text:p>
          </table:table-cell>
          <table:table-cell table:style-name="ce11"/>
          <table:table-cell table:style-name="ce11" office:value-type="string" calcext:value-type="string">
            <text:p>58bde9b1c38f93eb80869ac05542d9a0:.Zh{H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2" office:value-type="string" calcext:value-type="string">
            <text:p>IPMI2 RAKP HMAC-SHA1</text:p>
          </table:table-cell>
          <table:table-cell table:style-name="ce10" office:value-type="float" office:value="7300" calcext:value-type="float">
            <text:p>7300</text:p>
          </table:table-cell>
          <table:table-cell table:style-name="ce10"/>
          <table:table-cell table:style-name="ce11" office:value-type="string" calcext:value-type="string">
            <text:p>b7c2d6f13a43dce2e44ad120a9cd8a13d0ca23f0414275c0bbe1070d2d1299b1c04da0f1a0f1e4e2537300263a2200000000000000000000140768617368636174:472bdabe2d5d4bffd6add7b3ba79a291d104a9ef</text:p>
          </table:table-cell>
          <table:table-cell table:style-name="ce16" office:value-type="string" calcext:value-type="string">
            <text:p>https://community.rapid7.com/community/metasploit/blog/2013/07/02/a-penetration-testers-guide-to-ipmi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iSCSI CHAP Authentication</text:p>
          </table:table-cell>
          <table:table-cell table:style-name="ce11" office:value-type="float" office:value="4800" calcext:value-type="float">
            <text:p>4800</text:p>
          </table:table-cell>
          <table:table-cell table:style-name="ce11" office:value-type="string" calcext:value-type="string">
            <text:p>chap</text:p>
          </table:table-cell>
          <table:table-cell table:style-name="ce11" office:value-type="string" calcext:value-type="string">
            <text:p>afd09efdd6f8ca9f18ec77c5869788c3:01020304050607080910111213141516:01</text:p>
          </table:table-cell>
          <table:table-cell table:style-name="ce11" office:value-type="string" calcext:value-type="string">
            <text:p>https://en.wikipedia.org/wiki/Challenge-Handshake_Authentication_Protoco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Joaat</text:p>
          </table:table-cell>
          <table:table-cell table:style-name="ce10" table:number-columns-repeated="2"/>
          <table:table-cell table:style-name="ce11" office:value-type="string" calcext:value-type="string">
            <text:p>0e34a138</text:p>
          </table:table-cell>
          <table:table-cell table:style-name="ce16" office:value-type="string" calcext:value-type="string">
            <text:p>https://en.wikipedia.org/wiki/Jenkins_hash_function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Joomla &lt; v2.5.18</text:p>
          </table:table-cell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string" calcext:value-type="string">
            <text:p>4e9e4bcc5752d6f939aedb42408fd3aa:0vURRbyY8Ea0tlvnTFn7xcKpjTFyn0YT</text:p>
          </table:table-cell>
          <table:table-cell table:style-name="ce11" office:value-type="string" calcext:value-type="string">
            <text:p>https://stackoverflow.com/questions/10428126/joomla-password-encryption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Joomla ≥ v2.5.18</text:p>
          </table:table-cell>
          <table:table-cell table:style-name="ce11" office:value-type="string" calcext:value-type="string">
            <text:p>400</text:p>
          </table:table-cell>
          <table:table-cell table:style-name="ce11" office:value-type="string" calcext:value-type="string">
            <text:p>phpass</text:p>
          </table:table-cell>
          <table:table-cell table:style-name="ce11" office:value-type="string" calcext:value-type="string">
            <text:p>$P$BnJQp8THhoquE07nb1MxS7NYupEuF4.</text:p>
          </table:table-cell>
          <table:table-cell table:style-name="ce11" office:value-type="string" calcext:value-type="string">
            <text:p>http://issues.joomla.org/tracker/joomla-cms/2683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Juniper Netscreen/SSG(ScreenOS)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md5ns</text:p>
          </table:table-cell>
          <table:table-cell table:style-name="ce11" office:value-type="string" calcext:value-type="string">
            <text:p>hashid$nKKoGnruCt0AcmaOVskPnuNtkPKWEn</text:p>
          </table:table-cell>
          <table:table-cell table:style-name="ce9" office:value-type="string" calcext:value-type="string">
            <text:p>http://www.juniper.net/techpubs/en_US/junos10.2/topics/task/configuration/snmpv3-encrypton-type-configuring-junos-nm.html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Kerberos 5 AS-REQ Pre-Auth</text:p>
          </table:table-cell>
          <table:table-cell table:style-name="ce11" office:value-type="float" office:value="7500" calcext:value-type="float">
            <text:p>7500</text:p>
          </table:table-cell>
          <table:table-cell table:style-name="ce6" office:value-type="string" calcext:value-type="string">
            <text:p>krb5pa-md5</text:p>
          </table:table-cell>
          <table:table-cell table:style-name="ce11" office:value-type="string" calcext:value-type="string">
            <text:p>$krb5pa$23$user$realm$salt$034acfc70afba542690b8bc912fcd7fed6a848493a3ff0d7af641a263b71dcc72902995df4085ba458b733d8092e6b348e3e3990</text:p>
          </table:table-cell>
          <table:table-cell table:style-name="ce9" office:value-type="string" calcext:value-type="string">
            <text:p>http://hashcat.net/forum/thread-3267.html</text:p>
          </table:table-cell>
          <table:table-cell table:style-name="ce20" office:value-type="string" calcext:value-type="string">
            <text:p>correct regex?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Lastpass</text:p>
          </table:table-cell>
          <table:table-cell table:style-name="ce11" office:value-type="float" office:value="6800" calcext:value-type="float">
            <text:p>6800</text:p>
          </table:table-cell>
          <table:table-cell table:style-name="ce11"/>
          <table:table-cell table:style-name="ce11" office:value-type="string" calcext:value-type="string">
            <text:p>a2d1f7b7a1862d0d4a52644e72d59df5:500:lp@trash-mail.com</text:p>
          </table:table-cell>
          <table:table-cell table:style-name="ce11" office:value-type="string" calcext:value-type="string">
            <text:p>http://hashcat.net/forum/thread-2701-post-16111.html#pid1611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LDAP(SSHA-512)</text:p>
          </table:table-cell>
          <table:table-cell table:style-name="ce11" office:value-type="float" office:value="1711" calcext:value-type="float">
            <text:p>1711</text:p>
          </table:table-cell>
          <table:table-cell table:style-name="ce11" office:value-type="string" calcext:value-type="string">
            <text:p>ssha512</text:p>
          </table:table-cell>
          <table:table-cell table:style-name="ce11" office:value-type="string" calcext:value-type="string">
            <text:p>{SSHA512}o8bAqSzcKPV7wQZ53dNMGsKaNHbMMBameRMBgMMyQa77MzWiohPszhBouNd6J8fEuUkdf1G1aoPUk8b16ywMBTGAEVAmTXZE</text:p>
          </table:table-cell>
          <table:table-cell table:style-name="ce11" office:value-type="string" calcext:value-type="string">
            <text:p>http://www.openwall.com/lists/john-users/2013/02/09/5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Lineage II C4</text:p>
          </table:table-cell>
          <table:table-cell table:style-name="ce10" table:number-columns-repeated="2"/>
          <table:table-cell table:style-name="ce11" office:value-type="string" calcext:value-type="string">
            <text:p>0x35a28484c552747441d8fefe33a98f8f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LinkedIn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string" calcext:value-type="string">
            <text:p>raw-sha1-linkedin</text:p>
          </table:table-cell>
          <table:table-cell table:style-name="ce11" office:value-type="string" calcext:value-type="string">
            <text:p>4d39d3da4fe662e3a4a6a006e450612b55123416</text:p>
          </table:table-cell>
          <table:table-cell table:style-name="ce11" office:value-type="string" calcext:value-type="string">
            <text:p>http://securityuncorked.com/2012/06/how-to-crack-your-own-linkedin-password-hash/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LM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string" calcext:value-type="string">
            <text:p>lm</text:p>
          </table:table-cell>
          <table:table-cell table:style-name="ce11" office:value-type="string" calcext:value-type="string">
            <text:p>16bafcac2a2558b7aad3b435b51404ee</text:p>
          </table:table-cell>
          <table:table-cell table:style-name="ce11" office:value-type="string" calcext:value-type="string">
            <text:p>http://pythonhosted.org/passlib/lib/passlib.hash.lmhash.html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Lotus Notes/Domino 5</text:p>
          </table:table-cell>
          <table:table-cell table:style-name="ce10" office:value-type="string" calcext:value-type="string">
            <text:p>8600</text:p>
          </table:table-cell>
          <table:table-cell table:style-name="ce13" office:value-type="string" calcext:value-type="string">
            <text:p>lotus5</text:p>
          </table:table-cell>
          <table:table-cell table:style-name="ce11" office:value-type="string" calcext:value-type="string">
            <text:p>3dd2e1e5ac03e230243d58b8c5ada076</text:p>
          </table:table-cell>
          <table:table-cell table:style-name="ce16" office:value-type="string" calcext:value-type="string">
            <text:p>https://github.com/magnumripper/JohnTheRipper/blob/bleeding-jumbo/src/lotus5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Lotus Notes/Domino 6</text:p>
          </table:table-cell>
          <table:table-cell table:style-name="ce10" office:value-type="string" calcext:value-type="string">
            <text:p>8700</text:p>
          </table:table-cell>
          <table:table-cell table:style-name="ce10" office:value-type="string" calcext:value-type="string">
            <text:p>dominosec</text:p>
          </table:table-cell>
          <table:table-cell table:style-name="ce11" office:value-type="string" calcext:value-type="string">
            <text:p>(Gv0GtxzT8DYnLKAKDNsB)</text:p>
          </table:table-cell>
          <table:table-cell table:style-name="ce16" office:value-type="string" calcext:value-type="string">
            <text:p>https://github.com/magnumripper/JohnTheRipper/blob/bleeding-jumbo/src/DOMINOSEC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Lotus Notes/Domino 8</text:p>
          </table:table-cell>
          <table:table-cell table:style-name="ce9" office:value-type="float" office:value="9100" calcext:value-type="float">
            <text:p>9100</text:p>
          </table:table-cell>
          <table:table-cell table:style-name="ce12"/>
          <table:table-cell table:style-name="ce11" office:value-type="string" calcext:value-type="string">
            <text:p>(H7b36MY73EvYe15ugumPD2p0mC30mCJ0mC30mChXS0YQeAAmy)</text:p>
          </table:table-cell>
          <table:table-cell table:style-name="ce9" office:value-type="string" calcext:value-type="string">
            <text:p>https://hashcat.net/forum/thread-3550-post-20316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angosWeb Enhanced CMS</text:p>
          </table:table-cell>
          <table:table-cell table:style-name="ce10" table:number-columns-repeated="2"/>
          <table:table-cell table:style-name="ce11" office:value-type="string" calcext:value-type="string">
            <text:p>cd3b0e89c86962d1240361a3e7474cd2dc029f87</text:p>
          </table:table-cell>
          <table:table-cell table:style-name="ce11" office:value-type="string" calcext:value-type="string">
            <text:p>https://code.google.com/p/mangoswebv3/source/browse/core/SDL/class.account.php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D2</text:p>
          </table:table-cell>
          <table:table-cell table:style-name="ce10"/>
          <table:table-cell table:style-name="ce10" office:value-type="string" calcext:value-type="string">
            <text:p>md2</text:p>
          </table:table-cell>
          <table:table-cell table:style-name="ce11" office:value-type="string" calcext:value-type="string">
            <text:p>fcdcaaa9794d753db7da35230ef5dd7a</text:p>
          </table:table-cell>
          <table:table-cell table:style-name="ce11" office:value-type="string" calcext:value-type="string">
            <text:p>https://en.wikipedia.org/wiki/MD2_%28cryptography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D4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string" calcext:value-type="string">
            <text:p>raw-md4</text:p>
          </table:table-cell>
          <table:table-cell table:style-name="ce11" office:value-type="string" calcext:value-type="string">
            <text:p>31d6cfe0d16ae931b73c59d7e0c089c0</text:p>
          </table:table-cell>
          <table:table-cell table:style-name="ce11" office:value-type="string" calcext:value-type="string">
            <text:p>https://en.wikipedia.org/wiki/MD4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D5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raw-md5</text:p>
          </table:table-cell>
          <table:table-cell table:style-name="ce11" office:value-type="string" calcext:value-type="string">
            <text:p>d41d8cd98f00b204e9800998ecf8427e</text:p>
          </table:table-cell>
          <table:table-cell table:style-name="ce11" office:value-type="string" calcext:value-type="string">
            <text:p>https://en.wikipedia.org/wiki/MD5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MD5 Crypt</text:p>
          </table:table-cell>
          <table:table-cell table:style-name="ce11" office:value-type="float" office:value="500" calcext:value-type="float">
            <text:p>500</text:p>
          </table:table-cell>
          <table:table-cell table:style-name="ce6" office:value-type="string" calcext:value-type="string">
            <text:p>md5crypt</text:p>
          </table:table-cell>
          <table:table-cell table:style-name="ce11" office:value-type="string" calcext:value-type="string">
            <text:p>$1$0LfCQ4JA$1KfJgaUn1qR9NUDz7KoYG.</text:p>
          </table:table-cell>
          <table:table-cell table:style-name="ce11" office:value-type="string" calcext:value-type="string">
            <text:p>https://pythonhosted.org/passlib/lib/passlib.hash.md5_crypt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D5(APR)</text:p>
          </table:table-cell>
          <table:table-cell table:style-name="ce11" office:value-type="float" office:value="1600" calcext:value-type="float">
            <text:p>1600</text:p>
          </table:table-cell>
          <table:table-cell table:style-name="ce11"/>
          <table:table-cell table:style-name="ce11" office:value-type="string" calcext:value-type="string">
            <text:p>$apr1$2apDSb1n$VBnEoNgWg47PB5hZyt8kr/</text:p>
          </table:table-cell>
          <table:table-cell table:style-name="ce11" office:value-type="string" calcext:value-type="string">
            <text:p>http://pythonhosted.org/passlib/lib/passlib.hash.apr_md5_crypt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D5(Chap)</text:p>
          </table:table-cell>
          <table:table-cell table:style-name="ce11" office:value-type="float" office:value="4800" calcext:value-type="float">
            <text:p>4800</text:p>
          </table:table-cell>
          <table:table-cell table:style-name="ce11" office:value-type="string" calcext:value-type="string">
            <text:p>chap</text:p>
          </table:table-cell>
          <table:table-cell table:style-name="ce11" office:value-type="string" calcext:value-type="string">
            <text:p>afd09efdd6f8ca9f18ec77c5869788c3:01020304050607080910111213141516:01</text:p>
          </table:table-cell>
          <table:table-cell table:style-name="ce11" office:value-type="string" calcext:value-type="string">
            <text:p>https://en.wikipedia.org/wiki/Challenge-Handshake_Authentication_Protoco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ediaWiki</text:p>
          </table:table-cell>
          <table:table-cell table:style-name="ce10" office:value-type="string" calcext:value-type="string">
            <text:p>3711</text:p>
          </table:table-cell>
          <table:table-cell table:style-name="ce10" office:value-type="string" calcext:value-type="string">
            <text:p>mediawiki</text:p>
          </table:table-cell>
          <table:table-cell table:style-name="ce11" office:value-type="string" calcext:value-type="string">
            <text:p>$B$113$de2874e33da25313d808d2a8cbf31485</text:p>
          </table:table-cell>
          <table:table-cell table:style-name="ce11" office:value-type="string" calcext:value-type="string">
            <text:p>https://www.mediawiki.org/wiki/Manual_talk%3aUser_table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icrosoft MSTSC(RDP-File)</text:p>
          </table:table-cell>
          <table:table-cell table:style-name="ce10" table:number-columns-repeated="2"/>
          <table:table-cell table:style-name="ce11" office:value-type="string" calcext:value-type="string">
            <text:p>01000000D08C9DDF0115D1118C7A00C04FC297EB01000000F471161752360D4496EDA14F658FDF8E0000000008000000700073007700000003660000A800000010000000188EFBFDCB0C5EC2CE831603376EAC390000000004800000A0000000100000000C568F97E208D0F4431972967599F8CB08020000EA394AFF35DB15237E0565D4D152553FB1B56B166C4FD4D4139D41E06864924F8CF6D62A8D5A022BD57FA6CC9FE596D7FF44C182A7BE289FA8F7104F974919F4AD821C717571A6AC962B020460A02BE6B18912B24FC356C0B3E7B966D50DE6D80D28C80B1E7EE449758D592C9B90D1A9E4389625F6D0BD0C77CF0E78BF25C6B9B8664C2CF71BFF597A5CC4F695FD2D969C241E18976F3BC0857728A9CAEAE5DD0D5046F7173274E0CD071945A0428BA5EA36908B0928EED7B496DD6517A70531C1638A376C36E31DF682601BC4601E4D823F6E544933E3AD4B7663CBC81443C214A16330FEE87BAB49902776AC2A2D9B7C222EE614C7D147AC8932EDABEB85341EFCE4579AE3D077F8417E265C4CB3B26928ED6583EC76E456CDB16D768A22629DA4147769658698285C251F222F2AB180C376B2837CA83FBC8256B5DB03A41CBC2599C0769578F9C02550743E9F3962E696FFBFD9BB22EDAFA4CAB3D072955EEB5589C2AA992D8C8FCFB2C3665A8B30CF9CD0109FF232882B9493054565C4E26EB4566EAA7183E4CBBAB7C2A30575C3CC84946B121F0D044F6CAD20DDFBF6647135D08CAA2D0A25281E16EE3BE19A017BEB64A6F79296CF7CEFB140C6E4BE71E66691FECBD9CBCD83EC3A748791DE3D3E4433034F8968C71A793670E8F4CB0AC479AB5F045F514BB109ED5FCB2B1CFA8BCEB05D7E0186CD871DDB2C1341E3E9688358D2932835B514000000E16BE7FD121813D382B2A02360FF427D0F8B23D20</text:p>
          </table:table-cell>
          <table:table-cell table:style-name="ce9" office:value-type="string" calcext:value-type="string">
            <text:p>http://www.remkoweijnen.nl/blog/2008/03/02/how-rdp-passwords-are-encrypted-2/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6" office:value-type="string" calcext:value-type="string">
            <text:p>Microsoft Office ≤ 2003 (MD5+RC4)</text:p>
          </table:table-cell>
          <table:table-cell table:style-name="ce9" office:value-type="float" office:value="9700" calcext:value-type="float">
            <text:p>9700</text:p>
          </table:table-cell>
          <table:table-cell table:style-name="ce14" office:value-type="string" calcext:value-type="string">
            <text:p>oldoffice</text:p>
          </table:table-cell>
          <table:table-cell table:style-name="ce16" office:value-type="string" calcext:value-type="string">
            <text:p>$oldoffice$1*04477077758555626246182730342136*b1b72ff351e41a7c68f6b45c4e938bd6*0d95331895e99f73ef8b6fbc4a78ac1a</text:p>
          </table:table-cell>
          <table:table-cell table:style-name="ce16" office:value-type="string" calcext:value-type="string">
            <text:p>http://hashcat.net/forum/thread-3665.html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6" office:value-type="string" calcext:value-type="string">
            <text:p>Microsoft Office ≤ 2003 (SHA1+RC4)</text:p>
          </table:table-cell>
          <table:table-cell table:style-name="ce9" office:value-type="float" office:value="9800" calcext:value-type="float">
            <text:p>9800</text:p>
          </table:table-cell>
          <table:table-cell table:style-name="ce12"/>
          <table:table-cell table:style-name="ce9" office:value-type="string" calcext:value-type="string">
            <text:p>$oldoffice$3*83328705222323020515404251156288*2855956a165ff6511bc7f4cd77b9e101*941861655e73a09c40f7b1e9dfd0c256ed285acd</text:p>
          </table:table-cell>
          <table:table-cell table:style-name="ce16" office:value-type="string" calcext:value-type="string">
            <text:p>http://hashcat.net/forum/thread-3665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Microsoft Office 2007</text:p>
          </table:table-cell>
          <table:table-cell table:style-name="ce9" office:value-type="float" office:value="9400" calcext:value-type="float">
            <text:p>9400</text:p>
          </table:table-cell>
          <table:table-cell table:style-name="ce14" office:value-type="string" calcext:value-type="string">
            <text:p>office</text:p>
          </table:table-cell>
          <table:table-cell table:style-name="ce11" office:value-type="string" calcext:value-type="string">
            <text:p>$office$*2007*20*128*16*411a51284e0d0200b131a8949aaaa5cc*117d532441c63968bee7647d9b7df7d6*df1d601ccf905b375575108f42ef838fb88e1cde</text:p>
          </table:table-cell>
          <table:table-cell table:style-name="ce16" office:value-type="string" calcext:value-type="string">
            <text:p>http://hashcat.net/forum/thread-3665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Microsoft Office 2010</text:p>
          </table:table-cell>
          <table:table-cell table:style-name="ce9" office:value-type="float" office:value="9500" calcext:value-type="float">
            <text:p>9500</text:p>
          </table:table-cell>
          <table:table-cell table:style-name="ce12"/>
          <table:table-cell table:style-name="ce17" office:value-type="string" calcext:value-type="string">
            <text:p>$office$*2010*100000*128*16*77233201017277788267221014757262*b2d0ca4854ba19cf95a2647d5eee906c*e30cbbb189575cafb6f142a90c2622fa9e78d293c5b0c001517b3f5b82993557</text:p>
          </table:table-cell>
          <table:table-cell table:style-name="ce16" office:value-type="string" calcext:value-type="string">
            <text:p>http://hashcat.net/forum/thread-3665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Microsoft Office 2013</text:p>
          </table:table-cell>
          <table:table-cell table:style-name="ce9" office:value-type="float" office:value="9600" calcext:value-type="float">
            <text:p>9600</text:p>
          </table:table-cell>
          <table:table-cell table:style-name="ce12"/>
          <table:table-cell table:style-name="ce9" office:value-type="string" calcext:value-type="string">
            <text:p>$office$*2013*100000*256*16*7dd611d7eb4c899f74816d1dec817b3b*948dc0b2c2c6c32f14b5995a543ad037*0b7ee0e48e935f937192a59de48a7d561ef2691d5c8a3ba87ec2d04402a94895</text:p>
          </table:table-cell>
          <table:table-cell table:style-name="ce16" office:value-type="string" calcext:value-type="string">
            <text:p>http://hashcat.net/forum/thread-3665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Microsoft Outlook PST</text:p>
          </table:table-cell>
          <table:table-cell table:style-name="ce12"/>
          <table:table-cell table:style-name="ce14" office:value-type="string" calcext:value-type="string">
            <text:p>pst</text:p>
          </table:table-cell>
          <table:table-cell table:style-name="ce16" office:value-type="string" calcext:value-type="string">
            <text:p>$pst$815b338f</text:p>
          </table:table-cell>
          <table:table-cell table:style-name="ce16" office:value-type="string" calcext:value-type="string">
            <text:p>https://github.com/magnumripper/JohnTheRipper/blob/bleeding-jumbo/src/pst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inecraft(AuthMe Reloaded)</text:p>
          </table:table-cell>
          <table:table-cell table:style-name="ce10" table:number-columns-repeated="2"/>
          <table:table-cell table:style-name="ce11" office:value-type="string" calcext:value-type="string">
            <text:p>$SHA$0123456789abcdef$a94fc6db0ac27700804ba21b403de8f5ff34a1c1ecb0f292da341b098be30df2</text:p>
          </table:table-cell>
          <table:table-cell table:style-name="ce11" office:value-type="string" calcext:value-type="string">
            <text:p>http://dev.bukkit.org/bukkit-plugins/authme-reloaded/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inecraft(xAuth)</text:p>
          </table:table-cell>
          <table:table-cell table:style-name="ce10" table:number-columns-repeated="2"/>
          <table:table-cell table:style-name="ce11" office:value-type="string" calcext:value-type="string">
            <text:p>cb5ef15b400cef07addb37e00e2cdd6d1b508a2a26f0befcb0f9d8fd03c1d67be1690eba2287c4f76a590f2feae654ce5aee9943a23babb8e56381fe3214a48ad8754a1fd9eb</text:p>
          </table:table-cell>
          <table:table-cell table:style-name="ce11" office:value-type="string" calcext:value-type="string">
            <text:p>https://github.com/CypherX/xAuth/wiki/Password-Hashing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SSQL(2000)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mssql</text:p>
          </table:table-cell>
          <table:table-cell table:style-name="ce11" office:value-type="string" calcext:value-type="string">
            <text:p>0x0100200420C4988140FD3920894C3EDC188E94F428D57DAD5905F6CC1CBAF950CAD4C63F272B2C91E4DEEB5E6444</text:p>
          </table:table-cell>
          <table:table-cell table:style-name="ce11" office:value-type="string" calcext:value-type="string">
            <text:p>https://pythonhosted.org/passlib/lib/passlib.hash.mssql2000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SSQL(2005)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string" calcext:value-type="string">
            <text:p>mssql05</text:p>
          </table:table-cell>
          <table:table-cell table:style-name="ce11" office:value-type="string" calcext:value-type="string">
            <text:p>0x01006ACDF9FF5D2E211B392EEF1175EFFE13B3A368CE2F94038B</text:p>
          </table:table-cell>
          <table:table-cell table:style-name="ce11" office:value-type="string" calcext:value-type="string">
            <text:p>https://pythonhosted.org/passlib/lib/passlib.hash.mssql2005.html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MSSQL(2008)</text:p>
          </table:table-cell>
          <table:table-cell table:style-name="ce10" office:value-type="float" office:value="132" calcext:value-type="float">
            <text:p>132</text:p>
          </table:table-cell>
          <table:table-cell table:style-name="ce6" office:value-type="string" calcext:value-type="string">
            <text:p>mssql05</text:p>
          </table:table-cell>
          <table:table-cell table:style-name="ce11"/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MSSQL(2012)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string" calcext:value-type="string">
            <text:p>msql12</text:p>
          </table:table-cell>
          <table:table-cell table:style-name="ce11" office:value-type="string" calcext:value-type="string">
            <text:p>0x02000102030434ea1b17802fd95ea6316bd61d2c94622ca3812793e8fb1672487b5c904a45a31b2ab4a78890d563d2fcf5663e46fe797d71550494be50cf4915d3f4d55ec375</text:p>
          </table:table-cell>
          <table:table-cell table:style-name="ce16" office:value-type="string" calcext:value-type="string">
            <text:p>https://github.com/magnumripper/JohnTheRipper/blob/bleeding-jumbo/src/mssql12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SSQL(2014)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string" calcext:value-type="string">
            <text:p>msql12</text:p>
          </table:table-cell>
          <table:table-cell table:style-name="ce11" office:value-type="string" calcext:value-type="string">
            <text:p>0x0200F733058A07892C5CACE899768F89965F6BD1DED7955FE89E1C9A10E27849B0B213B5CE92CC9347ECCB34C3EFADAF2FD99BFFECD8D9150DD6AACB5D409A9D2652A4E0AF16</text:p>
          </table:table-cell>
          <table:table-cell table:style-name="ce11" office:value-type="string" calcext:value-type="string">
            <text:p>https://hashcat.net/forum/thread-3282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yBB ≥ v1.2+</text:p>
          </table:table-cell>
          <table:table-cell table:style-name="ce11" office:value-type="float" office:value="2811" calcext:value-type="float">
            <text:p>2811</text:p>
          </table:table-cell>
          <table:table-cell table:style-name="ce11"/>
          <table:table-cell table:style-name="ce11" office:value-type="string" calcext:value-type="string">
            <text:p>05f619c43b281385d09ae6c7ab4c801c:pJDjnTP1</text:p>
          </table:table-cell>
          <table:table-cell table:style-name="ce11" office:value-type="string" calcext:value-type="string">
            <text:p>http://community.mybb.com/post-555267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MySQL Challenge-Response Auth (SHA1)</text:p>
          </table:table-cell>
          <table:table-cell table:style-name="ce14" office:value-type="float" office:value="11200" calcext:value-type="float">
            <text:p>11200</text:p>
          </table:table-cell>
          <table:table-cell table:style-name="ce12"/>
          <table:table-cell table:style-name="ce16" office:value-type="string" calcext:value-type="string">
            <text:p>$mysqlna$1c24ab8d0ee94d70ab1f2e814d8f0948a14d10b9*437e93572f18ae44d9e779160c2505271f85821d</text:p>
          </table:table-cell>
          <table:table-cell table:style-name="ce16" office:value-type="string" calcext:value-type="string">
            <text:p>https://hashcat.net/trac/ticket/541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ySQL323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string" calcext:value-type="string">
            <text:p>mysql</text:p>
          </table:table-cell>
          <table:table-cell table:style-name="ce11" office:value-type="string" calcext:value-type="string">
            <text:p>77374c3b35d41755</text:p>
          </table:table-cell>
          <table:table-cell table:style-name="ce11" office:value-type="string" calcext:value-type="string">
            <text:p>https://pythonhosted.org/passlib/lib/passlib.hash.mysql323.html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5" office:value-type="string" calcext:value-type="string">
            <text:p>MySQL4.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mysql-sha1</text:p>
          </table:table-cell>
          <table:table-cell table:style-name="ce11" office:value-type="string" calcext:value-type="string">
            <text:p>*85ADE5DDF71E348162894C71D73324C043838751</text:p>
          </table:table-cell>
          <table:table-cell table:style-name="ce11" office:value-type="string" calcext:value-type="string">
            <text:p>https://pythonhosted.org/passlib/lib/passlib.hash.mysql41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MySQL5.x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mysql-sha1</text:p>
          </table:table-cell>
          <table:table-cell table:style-name="ce11" office:value-type="string" calcext:value-type="string">
            <text:p>*BE1BDEC0AA74B4DCB079943E70528096CCA985F8</text:p>
          </table:table-cell>
          <table:table-cell table:style-name="ce11" office:value-type="string" calcext:value-type="string">
            <text:p>https://pythonhosted.org/passlib/lib/passlib.hash.mysql41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NetNTLMv1-VANILLA / NetNTLMv1+ESS</text:p>
          </table:table-cell>
          <table:table-cell table:style-name="ce11" office:value-type="float" office:value="5500" calcext:value-type="float">
            <text:p>5500</text:p>
          </table:table-cell>
          <table:table-cell table:style-name="ce11" office:value-type="string" calcext:value-type="string">
            <text:p>netntlm</text:p>
          </table:table-cell>
          <table:table-cell table:style-name="ce11" office:value-type="string" calcext:value-type="string">
            <text:p>u4-netntlm::kNS:338d08f8e26de93300000000000000000000000000000000:9526fb8c23a90751cdd619b6cea564742e1e4bf33006ba41:cb8086049ec4736c</text:p>
          </table:table-cell>
          <table:table-cell table:style-name="ce16" office:value-type="string" calcext:value-type="string">
            <text:p>https://github.com/magnumripper/JohnTheRipper/blob/bleeding-jumbo/src/NETNTLM_bs_fmt_plug.c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NetNTLMv2</text:p>
          </table:table-cell>
          <table:table-cell table:style-name="ce11" office:value-type="float" office:value="5600" calcext:value-type="float">
            <text:p>5600</text:p>
          </table:table-cell>
          <table:table-cell table:style-name="ce6" office:value-type="string" calcext:value-type="string">
            <text:p>netntlmv2</text:p>
          </table:table-cell>
          <table:table-cell table:style-name="ce11" office:value-type="string" calcext:value-type="string">
            <text:p>admin::N46iSNekpT:08ca45b7d7ea58ee:88dcbe4446168966a153a0064958dac6:5c7830315c7830310000000000000b45c67103d07d7b95acd12ffa11230e0000000052920b85f78d013c31cdb3b92f5d765c783030</text:p>
          </table:table-cell>
          <table:table-cell table:style-name="ce16" office:value-type="string" calcext:value-type="string">
            <text:p>https://github.com/magnumripper/JohnTheRipper/blob/bleeding-jumbo/src/NETNTLMv2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Netscape LDAP SHA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string" calcext:value-type="string">
            <text:p>nsldap</text:p>
          </table:table-cell>
          <table:table-cell table:style-name="ce11" office:value-type="string" calcext:value-type="string">
            <text:p>{SHA}zTsOichpYtEkA2Gj50dM0twCn4c=</text:p>
          </table:table-cell>
          <table:table-cell table:style-name="ce16" office:value-type="string" calcext:value-type="string">
            <text:p>https://github.com/magnumripper/JohnTheRipper/blob/bleeding-jumbo/src/nsldap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Netscape LDAP SSHA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nsldaps</text:p>
          </table:table-cell>
          <table:table-cell table:style-name="ce11" office:value-type="string" calcext:value-type="string">
            <text:p>{SSHA}hSuTO5/BAElWjcrs1rM82DKSuNk4djZMbHNJZg==</text:p>
          </table:table-cell>
          <table:table-cell table:style-name="ce16" office:value-type="string" calcext:value-type="string">
            <text:p>https://github.com/magnumripper/JohnTheRipper/blob/bleeding-jumbo/src/opencl_nsldaps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NTHash(FreeBSD Variant)</text:p>
          </table:table-cell>
          <table:table-cell table:style-name="ce10" table:number-columns-repeated="2"/>
          <table:table-cell table:style-name="ce11" office:value-type="string" calcext:value-type="string">
            <text:p>$3$$8846f7eaee8fb117ad06bdd830b7586c</text:p>
          </table:table-cell>
          <table:table-cell table:style-name="ce11" office:value-type="string" calcext:value-type="string">
            <text:p>https://pythonhosted.org/passlib/lib/passlib.hash.nthash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NTLM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string" calcext:value-type="string">
            <text:p>nt</text:p>
          </table:table-cell>
          <table:table-cell table:style-name="ce11" office:value-type="string" calcext:value-type="string">
            <text:p>31d6cfe0d16ae931b73c59d7e0c089c0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Oracle 11g/12c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oracle11</text:p>
          </table:table-cell>
          <table:table-cell table:style-name="ce11" office:value-type="string" calcext:value-type="string">
            <text:p>ac5f1e62d21fd0529428b84d42e8955b04966703:38445748184477378130</text:p>
          </table:table-cell>
          <table:table-cell table:style-name="ce11" office:value-type="string" calcext:value-type="string">
            <text:p>http://pythonhosted.org/passlib/lib/passlib.hash.oracle11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Oracle 7-10g</text:p>
          </table:table-cell>
          <table:table-cell table:style-name="ce11" office:value-type="float" office:value="3100" calcext:value-type="float">
            <text:p>3100</text:p>
          </table:table-cell>
          <table:table-cell table:style-name="ce11"/>
          <table:table-cell table:style-name="ce11" office:value-type="string" calcext:value-type="string">
            <text:p>872805F3F4C83365</text:p>
          </table:table-cell>
          <table:table-cell table:style-name="ce11" office:value-type="string" calcext:value-type="string">
            <text:p>http://pythonhosted.org/passlib/lib/passlib.hash.oracle10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osCommerce</text:p>
          </table:table-cell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1" office:value-type="string" calcext:value-type="string">
            <text:p>14b6e86da0542055584abbd2df978c01:d7</text:p>
          </table:table-cell>
          <table:table-cell table:style-name="ce11" office:value-type="string" calcext:value-type="string">
            <text:p>http://www.oscommercecustomsolutions.com/os-commerce/modules/2008/ive-lost-my-oscommerce-password-i-cant-login-to-oscommerce/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OSX v10.4-10.6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string" calcext:value-type="string">
            <text:p>xsha</text:p>
          </table:table-cell>
          <table:table-cell table:style-name="ce11" office:value-type="string" calcext:value-type="string">
            <text:p>31474835450D8103E7AEB9E7DFAC5C8CFE4A9F9F900F151D</text:p>
          </table:table-cell>
          <table:table-cell table:style-name="ce16" office:value-type="string" calcext:value-type="string">
            <text:p>https://github.com/magnumripper/JohnTheRipper/blob/bleeding-jumbo/src/XSHA_fmt_plug.c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OSX v10.7</text:p>
          </table:table-cell>
          <table:table-cell table:style-name="ce11" office:value-type="float" office:value="1722" calcext:value-type="float">
            <text:p>1722</text:p>
          </table:table-cell>
          <table:table-cell table:style-name="ce6" office:value-type="string" calcext:value-type="string">
            <text:p>xsha512</text:p>
          </table:table-cell>
          <table:table-cell table:style-name="ce11" office:value-type="string" calcext:value-type="string">
            <text:p>4c665543c5a19b495a987e95c014cfd5158af9042df969a6c43e7d8b00d641436ac6136eb4b8d9166772dd1422104448521246ecb3881b416639e5e70c84d27f3413e311</text:p>
          </table:table-cell>
          <table:table-cell table:style-name="ce16" office:value-type="string" calcext:value-type="string">
            <text:p>https://github.com/magnumripper/JohnTheRipper/blob/bleeding-jumbo/src/XSHA512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OSX v10.8-10.9</text:p>
          </table:table-cell>
          <table:table-cell table:style-name="ce11" office:value-type="float" office:value="7100" calcext:value-type="float">
            <text:p>7100</text:p>
          </table:table-cell>
          <table:table-cell table:style-name="ce6"/>
          <table:table-cell table:style-name="ce11" office:value-type="string" calcext:value-type="string">
            <text:p>$ml$35460$93a94bd24b5de64d79a5e49fa372827e739f4d7b6975c752c9a0ff1e5cf72e05$752351df64dd2ce9dc9c64a72ad91de6581a15c19176266b44d98919dfa81f0f96cbcb20a1ffb400718c20382030f637892f776627d34e021bad4f81b7de8222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Palshop CMS</text:p>
          </table:table-cell>
          <table:table-cell table:style-name="ce10" table:number-columns-repeated="2"/>
          <table:table-cell table:style-name="ce11" office:value-type="string" calcext:value-type="string">
            <text:p>a05938cc2e475e64937c057e33bbba227c4d634cfbfbbfc7c5c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2" office:value-type="string" calcext:value-type="string">
            <text:p>PBKDF2-HMAC-SHA256(PHP)</text:p>
          </table:table-cell>
          <table:table-cell table:style-name="ce14" office:value-type="float" office:value="10900" calcext:value-type="float">
            <text:p>10900</text:p>
          </table:table-cell>
          <table:table-cell table:style-name="ce2"/>
          <table:table-cell table:style-name="ce16" office:value-type="string" calcext:value-type="string">
            <text:p>sha256:1000:BK6lxgbbN23j3ArZSmcFWd6HbQFmkfF3:iDi/NefIjKWog5dEvWfuQDQ+s4Ei6K5I</text:p>
          </table:table-cell>
          <table:table-cell table:style-name="ce16" office:value-type="string" calcext:value-type="string">
            <text:p>https://crackstation.net/hashing-security.htm#phpsourcecode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string" calcext:value-type="string">
            <text:p>PBKDF2-SHA1(Generic)</text:p>
          </table:table-cell>
          <table:table-cell table:style-name="ce14"/>
          <table:table-cell table:style-name="ce2"/>
          <table:table-cell table:style-name="ce16" office:value-type="string" calcext:value-type="string">
            <text:p>$pbkdf2$60000$a.29N8Z4r5VSylkrZUypNQ$J7.l5gDSn3hqTnFPnFo4SRF/v5Q</text:p>
          </table:table-cell>
          <table:table-cell table:style-name="ce11" office:value-type="string" calcext:value-type="string">
            <text:p>http://pythonhosted.org/passlib/lib/passlib.hash.pbkdf2_digest.html#passlib.hash.pbkdf2_sha1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PBKDF2-SHA256(Generic)</text:p>
          </table:table-cell>
          <table:table-cell table:style-name="ce12"/>
          <table:table-cell table:style-name="ce14" office:value-type="string" calcext:value-type="string">
            <text:p>pbkdf2-hmac-sha256</text:p>
          </table:table-cell>
          <table:table-cell table:style-name="ce16" office:value-type="string" calcext:value-type="string">
            <text:p>$pbkdf2-sha256$20000$q/WeU2qt9d67V8q5l3LOOQ$pkhtj0kQ4hGM9d0C3xirOIF5IctCETwgHku2pH.BDrs</text:p>
          </table:table-cell>
          <table:table-cell table:style-name="ce11" office:value-type="string" calcext:value-type="string">
            <text:p>http://pythonhosted.org/passlib/lib/passlib.hash.pbkdf2_digest.html#passlib.hash.pbkdf2_sha256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PBKDF2-SHA512(Generic)</text:p>
          </table:table-cell>
          <table:table-cell table:style-name="ce14"/>
          <table:table-cell table:style-name="ce12"/>
          <table:table-cell table:style-name="ce16" office:value-type="string" calcext:value-type="string">
            <text:p>$pbkdf2-sha512$19000$bi3lvLdWqnXOuZcSYiylFA$UG5y5q2sRxYLIGRQ2A2qh0I30blvgeFnDO8qpjYMPT.IpSuG13KYFV3oMIZ8DjcsEqO7xsJhRlZ0P/tekNifGA</text:p>
          </table:table-cell>
          <table:table-cell table:style-name="ce11" office:value-type="string" calcext:value-type="string">
            <text:p>http://pythonhosted.org/passlib/lib/passlib.hash.pbkdf2_digest.html#passlib.hash.pbkdf2_sha512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PBKDF2(Atlassian)</text:p>
          </table:table-cell>
          <table:table-cell table:style-name="ce14"/>
          <table:table-cell table:style-name="ce12"/>
          <table:table-cell table:style-name="ce11" office:value-type="string" calcext:value-type="string">
            <text:p>{PKCS5S2}DQIXJU038u4P7FdsuFTY/+35bm41kfjZa57UrdxHp2Mu3qF2uy+ooD+jF5t1tb8J</text:p>
          </table:table-cell>
          <table:table-cell table:style-name="ce9" office:value-type="string" calcext:value-type="string">
            <text:p>http://pythonhosted.org/passlib/lib/passlib.hash.atlassian_pbkdf2_sha1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PBKDF2(Cryptacular)</text:p>
          </table:table-cell>
          <table:table-cell table:style-name="ce10" table:number-columns-repeated="2"/>
          <table:table-cell table:style-name="ce11" office:value-type="string" calcext:value-type="string">
            <text:p>$p5k2$2710$oX9ZZOcNgYoAsYL-8bqxKg==$AU2JLf2rNxWoZxWxRCluY0u6h6c=</text:p>
          </table:table-cell>
          <table:table-cell table:style-name="ce11" office:value-type="string" calcext:value-type="string">
            <text:p>http://pythonhosted.org/passlib/lib/passlib.hash.cta_pbkdf2_sha1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PBKDF2(Dwayne Litzenberger)</text:p>
          </table:table-cell>
          <table:table-cell table:style-name="ce10" table:number-columns-repeated="2"/>
          <table:table-cell table:style-name="ce11" office:value-type="string" calcext:value-type="string">
            <text:p>$p5k2$2710$.pPqsEwHD7MiECU0$b8TQ5AMQemtlaSgegw5Je.JBE3QQhLbO</text:p>
          </table:table-cell>
          <table:table-cell table:style-name="ce11" office:value-type="string" calcext:value-type="string">
            <text:p>http://pythonhosted.org/passlib/lib/passlib.hash.dlitz_pbkdf2_sha1.html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6" office:value-type="string" calcext:value-type="string">
            <text:p>PDF 1.4 - 1.6 (Acrobat 5 - 8)</text:p>
          </table:table-cell>
          <table:table-cell table:style-name="ce14" office:value-type="float" office:value="10500" calcext:value-type="float">
            <text:p>10500</text:p>
          </table:table-cell>
          <table:table-cell table:style-name="ce14" office:value-type="string" calcext:value-type="string">
            <text:p>pdf</text:p>
          </table:table-cell>
          <table:table-cell table:style-name="ce16" office:value-type="string" calcext:value-type="string">
            <text:p>$pdf$2*3*128*-1028*1*16*da42ee15d4b3e08fe5b9ecea0e02ad0f*32*c9b59d72c7c670c42eeb4fca1d2ca15000000000000000000000000000000000*32*c4ff3e868dc87604626c2b8c259297a14d58c6309c70b00afdfb1fbba10ee571 </text:p>
          </table:table-cell>
          <table:table-cell table:style-name="ce16" office:value-type="string" calcext:value-type="string">
            <text:p>https://github.com/magnumripper/JohnTheRipper/blob/bleeding-jumbo/run/pdf2john.py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PeopleSoft</text:p>
          </table:table-cell>
          <table:table-cell table:style-name="ce9" office:value-type="float" office:value="133" calcext:value-type="float">
            <text:p>133</text:p>
          </table:table-cell>
          <table:table-cell table:style-name="ce12"/>
          <table:table-cell table:style-name="ce11" office:value-type="string" calcext:value-type="string">
            <text:p>zTsOichpYtEkA2Gj50dM0twCn4c=</text:p>
          </table:table-cell>
          <table:table-cell table:style-name="ce9" office:value-type="string" calcext:value-type="string">
            <text:p>https://hashcat.net/trac/ticket/41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PHPass' Portable Hash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phpass</text:p>
          </table:table-cell>
          <table:table-cell table:style-name="ce11" office:value-type="string" calcext:value-type="string">
            <text:p>$P$8ohUJ.1sdFw09/bMaAQPTGDNi2BIUt1</text:p>
          </table:table-cell>
          <table:table-cell table:style-name="ce11" office:value-type="string" calcext:value-type="string">
            <text:p>http://pythonhosted.org/passlib/lib/passlib.hash.phpass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phpBB 3.x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phpass</text:p>
          </table:table-cell>
          <table:table-cell table:style-name="ce11" office:value-type="string" calcext:value-type="string">
            <text:p>$H$9f6sLjBa5Ktmvd4cKdKvdjnmcq2mie0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2" office:value-type="string" calcext:value-type="string">
            <text:p>PHPS</text:p>
          </table:table-cell>
          <table:table-cell table:style-name="ce9" office:value-type="float" office:value="2612" calcext:value-type="float">
            <text:p>2612</text:p>
          </table:table-cell>
          <table:table-cell table:style-name="ce9" office:value-type="string" calcext:value-type="string">
            <text:p>phps</text:p>
          </table:table-cell>
          <table:table-cell table:style-name="ce11" office:value-type="string" calcext:value-type="string">
            <text:p>$PHPS$34323438373734$5b07e065b9d78d69603e71201c6cf29f</text:p>
          </table:table-cell>
          <table:table-cell table:style-name="ce11" office:value-type="string" calcext:value-type="string">
            <text:p>https://github.com/magnumripper/JohnTheRipper/blob/bleeding-jumbo/src/PHPS_fmt_plug.c</text:p>
          </table:table-cell>
          <table:table-cell table:style-name="ce2" table:number-columns-repeated="1018"/>
          <table:table-cell/>
        </table:table-row>
        <table:table-row table:style-name="ro3">
          <table:table-cell table:style-name="ce2" office:value-type="string" calcext:value-type="string">
            <text:p>PostgreSQL Challenge-Response Auth (MD5)</text:p>
          </table:table-cell>
          <table:table-cell table:style-name="ce13" office:value-type="float" office:value="11100" calcext:value-type="float">
            <text:p>11100</text:p>
          </table:table-cell>
          <table:table-cell table:style-name="ce14" office:value-type="string" calcext:value-type="string">
            <text:p>postgres</text:p>
          </table:table-cell>
          <table:table-cell table:style-name="ce16" office:value-type="string" calcext:value-type="string">
            <text:p>$postgres$postgres*3677456e*00280f7a10b1c1f09c2053c9f0f5c0ea</text:p>
          </table:table-cell>
          <table:table-cell table:style-name="ce16" office:value-type="string" calcext:value-type="string">
            <text:p>https://github.com/magnumripper/JohnTheRipper/blob/bleeding-jumbo/src/postgres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PostgreSQL MD5</text:p>
          </table:table-cell>
          <table:table-cell table:style-name="ce14"/>
          <table:table-cell table:style-name="ce12"/>
          <table:table-cell table:style-name="ce11" office:value-type="string" calcext:value-type="string">
            <text:p>md54e9c5b51bd070727b0ed21956cb68de7</text:p>
          </table:table-cell>
          <table:table-cell table:style-name="ce9" office:value-type="string" calcext:value-type="string">
            <text:p>http://pythonhosted.org/passlib/lib/passlib.hash.postgres_md5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RACF</text:p>
          </table:table-cell>
          <table:table-cell table:style-name="ce11" office:value-type="string" calcext:value-type="string">
            <text:p>8500</text:p>
          </table:table-cell>
          <table:table-cell table:style-name="ce11" office:value-type="string" calcext:value-type="string">
            <text:p>racf</text:p>
          </table:table-cell>
          <table:table-cell table:style-name="ce11" office:value-type="string" calcext:value-type="string">
            <text:p>$racf$*AAAAAAAA*3c44ee7f409c9a9b</text:p>
          </table:table-cell>
          <table:table-cell table:style-name="ce11" office:value-type="string" calcext:value-type="string">
            <text:p>http://openwall.info/wiki/_media/john/racf-hashkit-python.tar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RAdmin v2.x</text:p>
          </table:table-cell>
          <table:table-cell table:style-name="ce10" office:value-type="string" calcext:value-type="string">
            <text:p>9900</text:p>
          </table:table-cell>
          <table:table-cell table:style-name="ce10" office:value-type="string" calcext:value-type="string">
            <text:p>radmin</text:p>
          </table:table-cell>
          <table:table-cell table:style-name="ce11" office:value-type="string" calcext:value-type="string">
            <text:p>6d0bb00954ceb7fbee436bb55a8397a9</text:p>
          </table:table-cell>
          <table:table-cell table:style-name="ce11" office:value-type="string" calcext:value-type="string">
            <text:p>https://github.com/magnumripper/JohnTheRipper/blob/bleeding-jumbo/src/radmin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Redmine Project Management Web App</text:p>
          </table:table-cell>
          <table:table-cell table:style-name="ce11" office:value-type="float" office:value="7600" calcext:value-type="float">
            <text:p>7600</text:p>
          </table:table-cell>
          <table:table-cell table:style-name="ce11"/>
          <table:table-cell table:style-name="ce11" office:value-type="string" calcext:value-type="string">
            <text:p>536befdaffc3e2215e481aded7e32134906a673b:1234</text:p>
          </table:table-cell>
          <table:table-cell table:style-name="ce11" office:value-type="string" calcext:value-type="string">
            <text:p>http://www.redmine.org/boards/2/topics/31915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RIPEMD-128</text:p>
          </table:table-cell>
          <table:table-cell table:style-name="ce10"/>
          <table:table-cell table:style-name="ce10" office:value-type="string" calcext:value-type="string">
            <text:p>ripemd-128</text:p>
          </table:table-cell>
          <table:table-cell table:style-name="ce11" office:value-type="string" calcext:value-type="string">
            <text:p>cdf26213a150dc3ecb610f18f6b38b46</text:p>
          </table:table-cell>
          <table:table-cell table:style-name="ce11" office:value-type="string" calcext:value-type="string">
            <text:p>https://en.wikipedia.org/wiki/RIPEMD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RIPEMD-16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office:value-type="string" calcext:value-type="string">
            <text:p>ripemd-160</text:p>
          </table:table-cell>
          <table:table-cell table:style-name="ce11" office:value-type="string" calcext:value-type="string">
            <text:p>9c1185a5c5e9fc54612808977ee8f548b2258d31</text:p>
          </table:table-cell>
          <table:table-cell table:style-name="ce11" office:value-type="string" calcext:value-type="string">
            <text:p>https://de.wikipedia.org/wiki/RIPEMD-160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RIPEMD-256</text:p>
          </table:table-cell>
          <table:table-cell table:style-name="ce10" table:number-columns-repeated="2"/>
          <table:table-cell table:style-name="ce11" office:value-type="string" calcext:value-type="string">
            <text:p>02ba4c4e5f8ecd1877fc52d64d30e37a2d9774fb1e5d026380ae0168e3c5522d</text:p>
          </table:table-cell>
          <table:table-cell table:style-name="ce11" office:value-type="string" calcext:value-type="string">
            <text:p>https://en.wikipedia.org/wiki/RIPEMD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RIPEMD-320</text:p>
          </table:table-cell>
          <table:table-cell table:style-name="ce10" table:number-columns-repeated="2"/>
          <table:table-cell table:style-name="ce11" office:value-type="string" calcext:value-type="string">
            <text:p>22d65d5661536cdc75c1fdf5c6de7b41b9f27325ebc61e8557177d705a0ec880151c3a32a00899b8</text:p>
          </table:table-cell>
          <table:table-cell table:style-name="ce11" office:value-type="string" calcext:value-type="string">
            <text:p>https://en.wikipedia.org/wiki/RIPEMD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alsa10</text:p>
          </table:table-cell>
          <table:table-cell table:style-name="ce10" table:number-columns-repeated="2"/>
          <table:table-cell table:style-name="ce11" office:value-type="string" calcext:value-type="string">
            <text:p>105fe39a3683df2cd905fcccf41c8f5407262df7819072ac2f1c57653eb6c57fd203e4a7f1b4f1226321c146a6d934710bc3d0448a2ca554d44748fbdd3b6de2</text:p>
          </table:table-cell>
          <table:table-cell table:style-name="ce11" office:value-type="string" calcext:value-type="string">
            <text:p>http://cr.yp.to/salsa10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alsa20</text:p>
          </table:table-cell>
          <table:table-cell table:style-name="ce10" table:number-columns-repeated="2"/>
          <table:table-cell table:style-name="ce11" office:value-type="string" calcext:value-type="string">
            <text:p>e819bc2b7915f5bf60adca7915a3540875486c0448a149ed7705da1186d1d73173b7e01b2050c540a6ee8a891a322207d8d86f9c556bd20827adf2b2808ffdb2</text:p>
          </table:table-cell>
          <table:table-cell table:style-name="ce11" office:value-type="string" calcext:value-type="string">
            <text:p>https://en.wikipedia.org/wiki/Salsa20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AM(LM_Hash:NT_Hash)</text:p>
          </table:table-cell>
          <table:table-cell table:style-name="ce10" table:number-columns-repeated="2"/>
          <table:table-cell table:style-name="ce11" office:value-type="string" calcext:value-type="string">
            <text:p>5dc82d817ee488fc4afe1b7c07093904:16bafcac2a2558b7aad3b435b51404ee</text:p>
          </table:table-cell>
          <table:table-cell table:style-name="ce11" office:value-type="string" calcext:value-type="string">
            <text:p>https://en.wikipedia.org/wiki/Security_Accounts_Manager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AP CODVN B (BCODE)</text:p>
          </table:table-cell>
          <table:table-cell table:style-name="ce11" office:value-type="float" office:value="7700" calcext:value-type="float">
            <text:p>7700</text:p>
          </table:table-cell>
          <table:table-cell table:style-name="ce11" office:value-type="string" calcext:value-type="string">
            <text:p>sapb</text:p>
          </table:table-cell>
          <table:table-cell table:style-name="ce11" office:value-type="string" calcext:value-type="string">
            <text:p>435748802305$70AE4FF6C945B78F</text:p>
          </table:table-cell>
          <table:table-cell table:style-name="ce11" office:value-type="string" calcext:value-type="string">
            <text:p>http://www.openwall.com/lists/john-dev/2014/02/21/1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AP CODVN F/G (PASSCODE)</text:p>
          </table:table-cell>
          <table:table-cell table:style-name="ce11" office:value-type="float" office:value="7800" calcext:value-type="float">
            <text:p>7800</text:p>
          </table:table-cell>
          <table:table-cell table:style-name="ce11" office:value-type="string" calcext:value-type="string">
            <text:p>sapg</text:p>
          </table:table-cell>
          <table:table-cell table:style-name="ce11" office:value-type="string" calcext:value-type="string">
            <text:p>034488234401$3F9CB8B0EFC58A8536DC0121794F672A626D78FB</text:p>
          </table:table-cell>
          <table:table-cell table:style-name="ce11" office:value-type="string" calcext:value-type="string">
            <text:p>http://www.openwall.com/lists/john-dev/2014/02/21/1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2" office:value-type="string" calcext:value-type="string">
            <text:p>SAP CODVN H (PWDSALTEDHASH) iSSHA-1</text:p>
          </table:table-cell>
          <table:table-cell table:style-name="ce13" office:value-type="float" office:value="10300" calcext:value-type="float">
            <text:p>10300</text:p>
          </table:table-cell>
          <table:table-cell table:style-name="ce14" office:value-type="string" calcext:value-type="string">
            <text:p>saph</text:p>
          </table:table-cell>
          <table:table-cell table:style-name="ce16" office:value-type="string" calcext:value-type="string">
            <text:p>{x-issha, 1024}4efI42lF15lGXwJkxNL94fndDzVnR1RRWjFOcXdZWk8=</text:p>
          </table:table-cell>
          <table:table-cell table:style-name="ce16" office:value-type="string" calcext:value-type="string">
            <text:p>http://hashcat.net/forum/thread-3804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CRAM Hash</text:p>
          </table:table-cell>
          <table:table-cell table:style-name="ce10" table:number-columns-repeated="2"/>
          <table:table-cell table:style-name="ce11" office:value-type="string" calcext:value-type="string">
            <text:p>$scram$6400$.Z/znnNOKWUsBaCU$sha-1=cRseQyJpnuPGn3e6d6u6JdJWk.0,sha-256=5GcjEbRaUIIci1r6NAMdI9OPZbxl9S5CFR6la9CHXYc,sha-512=.DHbIm82ajXbFR196Y.9TtbsgzvGjbMeuWCtKve8TPjRMNoZK9EGyHQ6y0lW9OtWdHZrDZbBUhB9ou./VI2mlw</text:p>
          </table:table-cell>
          <table:table-cell table:style-name="ce11" office:value-type="string" calcext:value-type="string">
            <text:p>https://pythonhosted.org/passlib/lib/passlib.hash.scram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scrypt</text:p>
          </table:table-cell>
          <table:table-cell table:style-name="ce9" office:value-type="float" office:value="8900" calcext:value-type="float">
            <text:p>8900</text:p>
          </table:table-cell>
          <table:table-cell table:style-name="ce12"/>
          <table:table-cell table:style-name="ce16" office:value-type="string" calcext:value-type="string">
            <text:p>SCRYPT:1024:1:1:MDIwMzMwNTQwNDQyNQ==:5FW+zWivLxgCWj7qLiQbeC8zaNQ+qdO0NUinvqyFcfo=</text:p>
          </table:table-cell>
          <table:table-cell table:style-name="ce12"/>
          <table:table-cell table:style-name="ce20" office:value-type="string" calcext:value-type="string">
            <text:p>correct regex?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SHA-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raw-sha1</text:p>
          </table:table-cell>
          <table:table-cell table:style-name="ce11" office:value-type="string" calcext:value-type="string">
            <text:p>be02d85463a5eecf641c2a9cfcf0e1f0f4c61c14</text:p>
          </table:table-cell>
          <table:table-cell table:style-name="ce11" office:value-type="string" calcext:value-type="string">
            <text:p>https://en.wikipedia.org/wiki/SHA-1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HA-1 Crypt</text:p>
          </table:table-cell>
          <table:table-cell table:style-name="ce10"/>
          <table:table-cell table:style-name="ce10" office:value-type="string" calcext:value-type="string">
            <text:p>sha1crypt</text:p>
          </table:table-cell>
          <table:table-cell table:style-name="ce11" office:value-type="string" calcext:value-type="string">
            <text:p>$sha1$40000$jtNX3nZ2$hBNaIXkt4wBI2o5rsi8KejSjNqIq</text:p>
          </table:table-cell>
          <table:table-cell table:style-name="ce11" office:value-type="string" calcext:value-type="string">
            <text:p>https://pythonhosted.org/passlib/lib/passlib.hash.sha1_crypt.html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SHA-1(Base64)</text:p>
          </table:table-cell>
          <table:table-cell table:style-name="ce11" office:value-type="float" office:value="101" calcext:value-type="float">
            <text:p>101</text:p>
          </table:table-cell>
          <table:table-cell table:style-name="ce6" office:value-type="string" calcext:value-type="string">
            <text:p>nsldap</text:p>
          </table:table-cell>
          <table:table-cell table:style-name="ce11" office:value-type="string" calcext:value-type="string">
            <text:p>{SHA}zTsOichpYtEkA2Gj50dM0twCn4c=</text:p>
          </table:table-cell>
          <table:table-cell table:style-name="ce16" office:value-type="string" calcext:value-type="string">
            <text:p>https://github.com/magnumripper/JohnTheRipper/blob/bleeding-jumbo/src/nsldap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HA-1(Oracle)</text:p>
          </table:table-cell>
          <table:table-cell table:style-name="ce10" table:number-columns-repeated="2"/>
          <table:table-cell table:style-name="ce11" office:value-type="string" calcext:value-type="string">
            <text:p>f4bda8587b35988da6d362fd692118460eab06d753616c74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SHA-224</text:p>
          </table:table-cell>
          <table:table-cell table:style-name="ce10"/>
          <table:table-cell table:style-name="ce10" office:value-type="string" calcext:value-type="string">
            <text:p>raw-sha224</text:p>
          </table:table-cell>
          <table:table-cell table:style-name="ce11" office:value-type="string" calcext:value-type="string">
            <text:p>26dea9e65b4701c84168d390bfa7c8ab68cd907186a32dfc2e74e875</text:p>
          </table:table-cell>
          <table:table-cell table:style-name="ce11" office:value-type="string" calcext:value-type="string">
            <text:p>https://en.wikipedia.org/wiki/SHA-2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SHA-256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string" calcext:value-type="string">
            <text:p>raw-sha256</text:p>
          </table:table-cell>
          <table:table-cell table:style-name="ce11" office:value-type="string" calcext:value-type="string">
            <text:p>bd37a3ba003471fe95071cb7a3e8570f4cc5417195a691d525e17e14672e70f7</text:p>
          </table:table-cell>
          <table:table-cell table:style-name="ce11" office:value-type="string" calcext:value-type="string">
            <text:p>https://en.wikipedia.org/wiki/SHA-2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SHA-256 Crypt</text:p>
          </table:table-cell>
          <table:table-cell table:style-name="ce11" office:value-type="float" office:value="7400" calcext:value-type="float">
            <text:p>7400</text:p>
          </table:table-cell>
          <table:table-cell table:style-name="ce11" office:value-type="string" calcext:value-type="string">
            <text:p>sha256crypt</text:p>
          </table:table-cell>
          <table:table-cell table:style-name="ce11" office:value-type="string" calcext:value-type="string">
            <text:p>$5$12345678$.HyoD5rKr323EFaYphs1fdfWCCzEk7P6k0DJaT/MJg2</text:p>
          </table:table-cell>
          <table:table-cell table:style-name="ce11" office:value-type="string" calcext:value-type="string">
            <text:p>https://pythonhosted.org/passlib/lib/passlib.hash.sha256_crypt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HA-384</text:p>
          </table:table-cell>
          <table:table-cell table:style-name="ce10"/>
          <table:table-cell table:style-name="ce10" office:value-type="string" calcext:value-type="string">
            <text:p>raw-sha384</text:p>
          </table:table-cell>
          <table:table-cell table:style-name="ce11" office:value-type="string" calcext:value-type="string">
            <text:p>38b060a751ac96384cd9327eb1b1e36a21fdb71114be07434c0cc7bf63f6e1da274edebfe76f65fbd51ad2f14898b95b</text:p>
          </table:table-cell>
          <table:table-cell table:style-name="ce11" office:value-type="string" calcext:value-type="string">
            <text:p>https://en.wikipedia.org/wiki/SHA-2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HA-512</text:p>
          </table:table-cell>
          <table:table-cell table:style-name="ce11" office:value-type="float" office:value="1700" calcext:value-type="float">
            <text:p>1700</text:p>
          </table:table-cell>
          <table:table-cell table:style-name="ce11" office:value-type="string" calcext:value-type="string">
            <text:p>raw-sha512</text:p>
          </table:table-cell>
          <table:table-cell table:style-name="ce11" office:value-type="string" calcext:value-type="string">
            <text:p>cf83e1357eefb8bdf1542850d66d8007d620e4050b5715dc83f4a921d36ce9ce47d0d13c5d85f2b0ff8318d2877eec2f63b931bd47417a81a538327af927da3e</text:p>
          </table:table-cell>
          <table:table-cell table:style-name="ce11" office:value-type="string" calcext:value-type="string">
            <text:p>https://en.wikipedia.org/wiki/SHA-2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HA-512 Crypt</text:p>
          </table:table-cell>
          <table:table-cell table:style-name="ce11" office:value-type="float" office:value="1800" calcext:value-type="float">
            <text:p>1800</text:p>
          </table:table-cell>
          <table:table-cell table:style-name="ce11" office:value-type="string" calcext:value-type="string">
            <text:p>sha512crypt</text:p>
          </table:table-cell>
          <table:table-cell table:style-name="ce11" office:value-type="string" calcext:value-type="string">
            <text:p>$6$12345678$QVQOdGAbBeNuQxcdIGKZUFvrf5FWFHOxEqGdQYM6Wzv6h05r45/gcV9xuGJH763.lCwMenMyTVmmXx2j6AZTB0</text:p>
          </table:table-cell>
          <table:table-cell table:style-name="ce11" office:value-type="string" calcext:value-type="string">
            <text:p>https://pythonhosted.org/passlib/lib/passlib.hash.sha512_crypt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HA3-224</text:p>
          </table:table-cell>
          <table:table-cell table:style-name="ce14"/>
          <table:table-cell table:style-name="ce12"/>
          <table:table-cell table:style-name="ce11" office:value-type="string" calcext:value-type="string">
            <text:p>ab01e6fda4206a97d3a6abf24dfa5359693628f545c234ffb4ac653d</text:p>
          </table:table-cell>
          <table:table-cell table:style-name="ce11" office:value-type="string" calcext:value-type="string">
            <text:p>https://en.wikipedia.org/wiki/SHA-3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HA3-256</text:p>
          </table:table-cell>
          <table:table-cell table:style-name="ce10" office:value-type="string" calcext:value-type="string">
            <text:p>5000</text:p>
          </table:table-cell>
          <table:table-cell table:style-name="ce10" office:value-type="string" calcext:value-type="string">
            <text:p>raw-keccak-256</text:p>
          </table:table-cell>
          <table:table-cell table:style-name="ce11" office:value-type="string" calcext:value-type="string">
            <text:p>bc8a27e5be2d4c2ea01f7ff6bc6ae4731d28c993ccf1da2e8bda8f88cffe8f45</text:p>
          </table:table-cell>
          <table:table-cell table:style-name="ce11" office:value-type="string" calcext:value-type="string">
            <text:p>https://en.wikipedia.org/wiki/SHA-3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HA3-384</text:p>
          </table:table-cell>
          <table:table-cell table:style-name="ce10" table:number-columns-repeated="2"/>
          <table:table-cell table:style-name="ce11" office:value-type="string" calcext:value-type="string">
            <text:p>f6f9bed0343f511cf1f635b81fdee2b23eba5aa49b764cf8842fc02a55368a760b74d80418f37aa9b680d4ce11fc96e1</text:p>
          </table:table-cell>
          <table:table-cell table:style-name="ce11" office:value-type="string" calcext:value-type="string">
            <text:p>https://en.wikipedia.org/wiki/SHA-3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HA3-512</text:p>
          </table:table-cell>
          <table:table-cell table:style-name="ce10"/>
          <table:table-cell table:style-name="ce10" office:value-type="string" calcext:value-type="string">
            <text:p>raw-keccak</text:p>
          </table:table-cell>
          <table:table-cell table:style-name="ce11" office:value-type="string" calcext:value-type="string">
            <text:p>2d7421aeb3bae997944090ba7e1c1df448dd92af995af28fa58737d2cc0b0ecc955a9c747cd701e70edfe41e8e3d76740700df60926886c540a80cfa76854da5</text:p>
          </table:table-cell>
          <table:table-cell table:style-name="ce11" office:value-type="string" calcext:value-type="string">
            <text:p>https://en.wikipedia.org/wiki/SHA-3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Siemens-S7</text:p>
          </table:table-cell>
          <table:table-cell table:style-name="ce12"/>
          <table:table-cell table:style-name="ce14" office:value-type="string" calcext:value-type="string">
            <text:p>siemens-s7</text:p>
          </table:table-cell>
          <table:table-cell table:style-name="ce16" office:value-type="string" calcext:value-type="string">
            <text:p>$siemens-s7$$1$5644714b707234646830473673445631744d4a68$0fea2b913571d06e60b28e6a61fd70f52e456fa1</text:p>
          </table:table-cell>
          <table:table-cell table:style-name="ce16" office:value-type="string" calcext:value-type="string">
            <text:p>http://www.digitalbond.com/blog/2013/05/10/john-the-ripper-s7-password-cracking/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2" office:value-type="string" calcext:value-type="string">
            <text:p>SipHash</text:p>
          </table:table-cell>
          <table:table-cell table:style-name="ce13" office:value-type="float" office:value="10100" calcext:value-type="float">
            <text:p>10100</text:p>
          </table:table-cell>
          <table:table-cell table:style-name="ce12"/>
          <table:table-cell table:style-name="ce16" office:value-type="string" calcext:value-type="string">
            <text:p>ad61d78c06037cd9:2:4:81533218127174468417660201434054</text:p>
          </table:table-cell>
          <table:table-cell table:style-name="ce16" office:value-type="string" calcext:value-type="string">
            <text:p>https://131002.net/siphash/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1024</text:p>
          </table:table-cell>
          <table:table-cell table:style-name="ce10" table:number-columns-repeated="2"/>
          <table:table-cell table:style-name="ce11" office:value-type="string" calcext:value-type="string">
            <text:p>62b6c4521a646a099850699ea262d3f5a73290959fd34734b4015097eb7b2700e964236f0b213193f0a15b82eb08a0bf330d60421fc81e9a9383df72172ce9787fde19ea0813a566cb62c55d042d0d9a0f86d87ae40de85a9b247225968aea29ba878cf0c30c44a181f3ef8e47975da80ca21f244b81504ebfb446924dcd7061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1024(384)</text:p>
          </table:table-cell>
          <table:table-cell table:style-name="ce10" table:number-columns-repeated="2"/>
          <table:table-cell table:style-name="ce11" office:value-type="string" calcext:value-type="string">
            <text:p>9e5c86653868f1d2a4a208eae807a031371dcaac17ce3ef74845a0602b9ac16ee52e95afc58c993161ea3223c63a486b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1024(512)</text:p>
          </table:table-cell>
          <table:table-cell table:style-name="ce10" table:number-columns-repeated="2"/>
          <table:table-cell table:style-name="ce11" office:value-type="string" calcext:value-type="string">
            <text:p>b132215e3fd6aebcdff044cf3824eee6de27de9e994dac41a65d28279c08cbd7e69b21bef892475265d7958e2e6ef59012e9a8ec4de38e774b17bbb9fce2f94a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256</text:p>
          </table:table-cell>
          <table:table-cell table:style-name="ce10"/>
          <table:table-cell table:style-name="ce10" office:value-type="string" calcext:value-type="string">
            <text:p>skein-256</text:p>
          </table:table-cell>
          <table:table-cell table:style-name="ce11" office:value-type="string" calcext:value-type="string">
            <text:p>31947ae23c6b0022d6e69280675dd57c385441887c422892c0ba805298408c1d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256(128)</text:p>
          </table:table-cell>
          <table:table-cell table:style-name="ce10" table:number-columns-repeated="2"/>
          <table:table-cell table:style-name="ce11" office:value-type="string" calcext:value-type="string">
            <text:p>8a33fdcc414954540140569b9ca04969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256(160)</text:p>
          </table:table-cell>
          <table:table-cell table:style-name="ce10" table:number-columns-repeated="2"/>
          <table:table-cell table:style-name="ce11" office:value-type="string" calcext:value-type="string">
            <text:p>4be29115203aaf1705dd2e645077b7380d2bf17f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256(224)</text:p>
          </table:table-cell>
          <table:table-cell table:style-name="ce10" table:number-columns-repeated="2"/>
          <table:table-cell table:style-name="ce11" office:value-type="string" calcext:value-type="string">
            <text:p>9ac0082bb1b2f3004fffa45300a74f2855f2308426fd5e9f0e4c39ec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512</text:p>
          </table:table-cell>
          <table:table-cell table:style-name="ce10"/>
          <table:table-cell table:style-name="ce10" office:value-type="string" calcext:value-type="string">
            <text:p>skein-512</text:p>
          </table:table-cell>
          <table:table-cell table:style-name="ce11" office:value-type="string" calcext:value-type="string">
            <text:p>6a7f3568a6dfc8d74f478d787e10617787ea35557a909152c13cdc9ef3e8cce28560269748e0f2d58ea76cad67f70583e821d73220982fa5c9c68809edd43568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512(128)</text:p>
          </table:table-cell>
          <table:table-cell table:style-name="ce10" table:number-columns-repeated="2"/>
          <table:table-cell table:style-name="ce11" office:value-type="string" calcext:value-type="string">
            <text:p>e88eba6045f6a00672c398e2e2ce4959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512(160)</text:p>
          </table:table-cell>
          <table:table-cell table:style-name="ce10" table:number-columns-repeated="2"/>
          <table:table-cell table:style-name="ce11" office:value-type="string" calcext:value-type="string">
            <text:p>4721295b14d704a452a56e948e52ca4ea296ca75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512(224)</text:p>
          </table:table-cell>
          <table:table-cell table:style-name="ce10" table:number-columns-repeated="2"/>
          <table:table-cell table:style-name="ce11" office:value-type="string" calcext:value-type="string">
            <text:p>bf3e58d8cb9a2dd31215fb3b825896ae8d22514747cda7796f3e8c25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512(256)</text:p>
          </table:table-cell>
          <table:table-cell table:style-name="ce10" table:number-columns-repeated="2"/>
          <table:table-cell table:style-name="ce11" office:value-type="string" calcext:value-type="string">
            <text:p>2fee3ce07ffef3d2f78a6f7b38a8f294b70e902f9d0f8f514e34d48d93b55f31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kein-512(384)</text:p>
          </table:table-cell>
          <table:table-cell table:style-name="ce10" table:number-columns-repeated="2"/>
          <table:table-cell table:style-name="ce11" office:value-type="string" calcext:value-type="string">
            <text:p>15f969b2d608f69b5e0873b0d10f195c57db84c45f35b535585a1452a9919888711b9de7717f9e47786319a102a74554</text:p>
          </table:table-cell>
          <table:table-cell table:style-name="ce11" office:value-type="string" calcext:value-type="string">
            <text:p>https://en.wikipedia.org/wiki/Skein_%28hash_function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Skype</text:p>
          </table:table-cell>
          <table:table-cell table:style-name="ce9" office:value-type="float" office:value="23" calcext:value-type="float">
            <text:p>23</text:p>
          </table:table-cell>
          <table:table-cell table:style-name="ce12"/>
          <table:table-cell table:style-name="ce11" office:value-type="string" calcext:value-type="string">
            <text:p>a841044cc1e207e68d1cff34ef955349:hashid</text:p>
          </table:table-cell>
          <table:table-cell table:style-name="ce9" office:value-type="string" calcext:value-type="string">
            <text:p>https://github.com/rapid7/metasploit-framework/pull/3473#issuecomment-46901840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MF ≥ v1.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/>
          <table:table-cell table:style-name="ce11" office:value-type="string" calcext:value-type="string">
            <text:p>ecf076ce9d6ed3624a9332112b1cd67b236fdd11:17782686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Snefru-128</text:p>
          </table:table-cell>
          <table:table-cell table:style-name="ce10"/>
          <table:table-cell table:style-name="ce10" office:value-type="string" calcext:value-type="string">
            <text:p>snefru-128</text:p>
          </table:table-cell>
          <table:table-cell table:style-name="ce11" office:value-type="string" calcext:value-type="string">
            <text:p>1dc9a09e23a3f8184b8e40f3ad872842</text:p>
          </table:table-cell>
          <table:table-cell table:style-name="ce11" office:value-type="string" calcext:value-type="string">
            <text:p>https://en.wikipedia.org/wiki/Snefru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nefru-256</text:p>
          </table:table-cell>
          <table:table-cell table:style-name="ce10"/>
          <table:table-cell table:style-name="ce10" office:value-type="string" calcext:value-type="string">
            <text:p>snefru-256</text:p>
          </table:table-cell>
          <table:table-cell table:style-name="ce11" office:value-type="string" calcext:value-type="string">
            <text:p>cce3b171a7ede4c0a2d1a2db832035547226fade66980c7a62bd86c3ec1e82d1</text:p>
          </table:table-cell>
          <table:table-cell table:style-name="ce11" office:value-type="string" calcext:value-type="string">
            <text:p>https://en.wikipedia.org/wiki/Snefru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SHA-1(Base64)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nsldaps</text:p>
          </table:table-cell>
          <table:table-cell table:style-name="ce11" office:value-type="string" calcext:value-type="string">
            <text:p>{SSHA}hSuTO5/BAElWjcrs1rM82DKSuNk4djZMbHNJZg==</text:p>
          </table:table-cell>
          <table:table-cell table:style-name="ce16" office:value-type="string" calcext:value-type="string">
            <text:p>https://github.com/magnumripper/JohnTheRipper/blob/bleeding-jumbo/src/opencl_nsldaps_fmt_plug.c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SHA-512(Base64)</text:p>
          </table:table-cell>
          <table:table-cell table:style-name="ce11" office:value-type="float" office:value="1711" calcext:value-type="float">
            <text:p>1711</text:p>
          </table:table-cell>
          <table:table-cell table:style-name="ce11" office:value-type="string" calcext:value-type="string">
            <text:p>ssha512</text:p>
          </table:table-cell>
          <table:table-cell table:style-name="ce11" office:value-type="string" calcext:value-type="string">
            <text:p>{SSHA512}o8bAqSzcKPV7wQZ53dNMGsKaNHbMMBameRMBgMMyQa77MzWiohPszhBouNd6J8fEuUkdf1G1aoPUk8b16ywMBTGAEVAmTXZE</text:p>
          </table:table-cell>
          <table:table-cell table:style-name="ce11" office:value-type="string" calcext:value-type="string">
            <text:p>http://www.openwall.com/lists/john-users/2013/02/09/5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Sun MD5 Crypt</text:p>
          </table:table-cell>
          <table:table-cell table:style-name="ce11" office:value-type="float" office:value="3300" calcext:value-type="float">
            <text:p>3300</text:p>
          </table:table-cell>
          <table:table-cell table:style-name="ce11" office:value-type="string" calcext:value-type="string">
            <text:p>sunmd5</text:p>
          </table:table-cell>
          <table:table-cell table:style-name="ce11" office:value-type="string" calcext:value-type="string">
            <text:p>$md5,rounds=5000$GUBv0xjJ$$mSwgIswdjlTY0YxV7HBVm0</text:p>
          </table:table-cell>
          <table:table-cell table:style-name="ce11" office:value-type="string" calcext:value-type="string">
            <text:p>http://pythonhosted.org/passlib/lib/passlib.hash.sun_md5_crypt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Sybase ASE</text:p>
          </table:table-cell>
          <table:table-cell table:style-name="ce11" office:value-type="float" office:value="8000" calcext:value-type="float">
            <text:p>8000</text:p>
          </table:table-cell>
          <table:table-cell table:style-name="ce11" office:value-type="string" calcext:value-type="string">
            <text:p>sybasease</text:p>
          </table:table-cell>
          <table:table-cell table:style-name="ce11" office:value-type="string" calcext:value-type="string">
            <text:p>0xc0074f31384f5a464c760f312ec641098c248fdf57b8d3843be451e38ce37351c69edb25cdae6aab7da3</text:p>
          </table:table-cell>
          <table:table-cell table:style-name="ce11" office:value-type="string" calcext:value-type="string">
            <text:p>http://marcellmajor.com/sybase_sha256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Tiger-128</text:p>
          </table:table-cell>
          <table:table-cell table:style-name="ce10" table:number-columns-repeated="2"/>
          <table:table-cell table:style-name="ce11" office:value-type="string" calcext:value-type="string">
            <text:p>9123dc36b0b67ce3e79d0142820f3dc7</text:p>
          </table:table-cell>
          <table:table-cell table:style-name="ce11" office:value-type="string" calcext:value-type="string">
            <text:p>https://en.wikipedia.org/wiki/Tiger_%28cryptography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Tiger-160</text:p>
          </table:table-cell>
          <table:table-cell table:style-name="ce10" table:number-columns-repeated="2"/>
          <table:table-cell table:style-name="ce11" office:value-type="string" calcext:value-type="string">
            <text:p>9123dc36b0b67ce3e79d0142820f3dc7b3945967</text:p>
          </table:table-cell>
          <table:table-cell table:style-name="ce11" office:value-type="string" calcext:value-type="string">
            <text:p>https://en.wikipedia.org/wiki/Tiger_%28cryptography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Tiger-192</text:p>
          </table:table-cell>
          <table:table-cell table:style-name="ce10"/>
          <table:table-cell table:style-name="ce10" office:value-type="string" calcext:value-type="string">
            <text:p>tiger</text:p>
          </table:table-cell>
          <table:table-cell table:style-name="ce11" office:value-type="string" calcext:value-type="string">
            <text:p>9123dc36b0b67ce3e79d0142820f3dc7b3945967b4e7196c</text:p>
          </table:table-cell>
          <table:table-cell table:style-name="ce11" office:value-type="string" calcext:value-type="string">
            <text:p>https://en.wikipedia.org/wiki/Tiger_%28cryptography%29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3" office:value-type="string" calcext:value-type="string">
            <text:p>Traditional DES</text:p>
          </table:table-cell>
          <table:table-cell table:style-name="ce11" office:value-type="float" office:value="1500" calcext:value-type="float">
            <text:p>1500</text:p>
          </table:table-cell>
          <table:table-cell table:style-name="ce6" office:value-type="string" calcext:value-type="string">
            <text:p>descrypt</text:p>
          </table:table-cell>
          <table:table-cell table:style-name="ce11" office:value-type="string" calcext:value-type="string">
            <text:p>JQMuyS6H.AGMo</text:p>
          </table:table-cell>
          <table:table-cell table:style-name="ce11" office:value-type="string" calcext:value-type="string">
            <text:p>http://pythonhosted.org/passlib/lib/passlib.hash.des_crypt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vBulletin &lt; v3.8.5</text:p>
          </table:table-cell>
          <table:table-cell table:style-name="ce11" office:value-type="float" office:value="2611" calcext:value-type="float">
            <text:p>2611</text:p>
          </table:table-cell>
          <table:table-cell table:style-name="ce11"/>
          <table:table-cell table:style-name="ce11" office:value-type="string" calcext:value-type="string">
            <text:p>16780ba78d2d5f02f3202901c1b6d975:@Bh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vBulletin ≥ v3.8.5</text:p>
          </table:table-cell>
          <table:table-cell table:style-name="ce11" office:value-type="float" office:value="2711" calcext:value-type="float">
            <text:p>2711</text:p>
          </table:table-cell>
          <table:table-cell table:style-name="ce11"/>
          <table:table-cell table:style-name="ce11" office:value-type="string" calcext:value-type="string">
            <text:p>bf366348c53ddcfbd16e63edfdd1eee6:181264250056774603641874043270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Ventrilo</text:p>
          </table:table-cell>
          <table:table-cell table:style-name="ce10" table:number-columns-repeated="2"/>
          <table:table-cell table:style-name="ce11" office:value-type="string" calcext:value-type="string">
            <text:p>1621a36cbd1ce49c5810c9b69468cc9c8eb16089cd7ed3493143f92c2d8064fe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VNC</text:p>
          </table:table-cell>
          <table:table-cell table:style-name="ce10"/>
          <table:table-cell table:style-name="ce10" office:value-type="string" calcext:value-type="string">
            <text:p>vnc</text:p>
          </table:table-cell>
          <table:table-cell table:style-name="ce11" office:value-type="string" calcext:value-type="string">
            <text:p>$vnc$*84076F040550EEA9341967633B5F3855*DD96D21781A70DA49443279975404DD0</text:p>
          </table:table-cell>
          <table:table-cell table:style-name="ce11" office:value-type="string" calcext:value-type="string">
            <text:p>https://raw.github.com/magnumripper/JohnTheRipper/unstable-jumbo/src/vnc_fmt_plug.c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WebEdition CMS</text:p>
          </table:table-cell>
          <table:table-cell table:style-name="ce11" office:value-type="float" office:value="3721" calcext:value-type="float">
            <text:p>3721</text:p>
          </table:table-cell>
          <table:table-cell table:style-name="ce11"/>
          <table:table-cell table:style-name="ce11" office:value-type="string" calcext:value-type="string">
            <text:p>f473e920be74df4a5ce9c5a9b332ab45:7425755ff6e2d03b5549bda4924d9f49</text:p>
          </table:table-cell>
          <table:table-cell table:style-name="ce11" office:value-type="string" calcext:value-type="string">
            <text:p>https://hashcat.net/forum/thread-1766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Whirlpool</text:p>
          </table:table-cell>
          <table:table-cell table:style-name="ce11" office:value-type="float" office:value="6100" calcext:value-type="float">
            <text:p>6100</text:p>
          </table:table-cell>
          <table:table-cell table:style-name="ce11" office:value-type="string" calcext:value-type="string">
            <text:p>whirlpool</text:p>
          </table:table-cell>
          <table:table-cell table:style-name="ce11" office:value-type="string" calcext:value-type="string">
            <text:p>19fa61d75522a4669b44e39c1d2e1726c530232130d407f89afee0964997f7a73e83be698b288febcf88e3e03c4f0757ea8964e59b63d93708b138cc42a66eb3</text:p>
          </table:table-cell>
          <table:table-cell table:style-name="ce11" office:value-type="string" calcext:value-type="string">
            <text:p>https://en.wikipedia.org/wiki/Whirlpool_%28cryptography%29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Woltlab Burning Board 3.x</text:p>
          </table:table-cell>
          <table:table-cell table:style-name="ce10" office:value-type="float" office:value="8400" calcext:value-type="float">
            <text:p>8400</text:p>
          </table:table-cell>
          <table:table-cell table:style-name="ce10" office:value-type="string" calcext:value-type="string">
            <text:p>wbb3</text:p>
          </table:table-cell>
          <table:table-cell table:style-name="ce11" office:value-type="string" calcext:value-type="string">
            <text:p>2c56d23b44eb122bb176dfa2a1452afaf89f1143:a710463f75bf4568d398db32a53f9803007388a3</text:p>
          </table:table-cell>
          <table:table-cell table:style-name="ce11" office:value-type="string" calcext:value-type="string">
            <text:p>http://hashcat.net/forum/thread-68.html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3" office:value-type="string" calcext:value-type="string">
            <text:p>Woltlab Burning Board 4.x</text:p>
          </table:table-cell>
          <table:table-cell table:style-name="ce14"/>
          <table:table-cell table:style-name="ce12"/>
          <table:table-cell table:style-name="ce11" office:value-type="string" calcext:value-type="string">
            <text:p>$2a$08$VPzNKPAY60FsAbnq.c.h5.XTCZtC1z.j3hnlDFGImN9FcpfR1QnLq</text:p>
          </table:table-cell>
          <table:table-cell table:style-name="ce11" office:value-type="string" calcext:value-type="string">
            <text:p>http://www.woltlab.com/forum/index.php/Thread/221482-Information-of-password-hashing-in-BB4/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2" office:value-type="string" calcext:value-type="string">
            <text:p>Wordpress ≥ v2.6.2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phpass</text:p>
          </table:table-cell>
          <table:table-cell table:style-name="ce11" office:value-type="string" calcext:value-type="string">
            <text:p>$P$B12345678G2oUhqBsvz.iKWS71JJdJ0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2" office:value-type="string" calcext:value-type="string">
            <text:p>Wordpress v2.6.0/2.6.1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phpass</text:p>
          </table:table-cell>
          <table:table-cell table:style-name="ce11" office:value-type="string" calcext:value-type="string">
            <text:p>$H$91234567894GGuEJpikxPnFVUioh9e.</text:p>
          </table:table-cell>
          <table:table-cell table:style-name="ce11"/>
          <table:table-cell table:style-name="ce20" office:value-type="string" calcext:value-type="string">
            <text:p>resource needed</text:p>
          </table:table-cell>
          <table:table-cell table:style-name="ce12" table:number-columns-repeated="1017"/>
          <table:table-cell/>
        </table:table-row>
        <table:table-row table:style-name="ro2">
          <table:table-cell table:style-name="ce3" office:value-type="string" calcext:value-type="string">
            <text:p>XOR-32</text:p>
          </table:table-cell>
          <table:table-cell table:style-name="ce10" table:number-columns-repeated="2"/>
          <table:table-cell table:style-name="ce11" office:value-type="string" calcext:value-type="string">
            <text:p>00000004</text:p>
          </table:table-cell>
          <table:table-cell table:style-name="ce11" office:value-type="string" calcext:value-type="string">
            <text:p>http://www.novatel.com/assets/Documents/Bulletins/apn030.pdf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3" office:value-type="string" calcext:value-type="string">
            <text:p>xt:Commerce</text:p>
          </table:table-cell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1" office:value-type="string" calcext:value-type="string">
            <text:p>a79e5074f495ec733eeec0ee6b83b106:26</text:p>
          </table:table-cell>
          <table:table-cell table:style-name="ce12"/>
          <table:table-cell table:style-name="ce20" office:value-type="string" calcext:value-type="string">
            <text:p>resource neede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ZipMonster</text:p>
          </table:table-cell>
          <table:table-cell table:number-columns-repeated="2"/>
          <table:table-cell table:style-name="ce11" office:value-type="string" calcext:value-type="string">
            <text:p>dfcbda4dad0d7600e2096ce4bf09c117</text:p>
          </table:table-cell>
          <table:table-cell table:style-name="ce11"/>
          <table:table-cell table:number-columns-repeated="1019"/>
        </table:table-row>
        <table:table-row table:style-name="ro2" table:number-rows-repeated="10483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15:55:34</meta:creation-date>
    <dc:language>de</dc:language>
    <dc:date>2015-03-14T12:59:40</dc:date>
    <meta:editing-cycles>131</meta:editing-cycles>
    <meta:editing-duration>P31DT3H9M</meta:editing-duration>
    <meta:generator>LibreOffice/5.2.0.3$Linux_X86_64 LibreOffice_project/20m0$Build-3</meta:generator>
    <meta:document-statistic meta:table-count="1" meta:cell-count="903" meta:object-count="0"/>
  </office:meta>
</office:document-meta>
</file>